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4555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Sigma</text:p>
          </table:table-cell>
          <table:table-cell office:value-type="string">
            <text:p>On-line reward</text:p>
          </table:table-cell>
          <table:table-cell office:value-type="string">
            <text:p>On-line steps</text:p>
          </table:table-cell>
          <table:table-cell office:value-type="string">
            <text:p>Off-line reward</text:p>
          </table:table-cell>
          <table:table-cell office:value-type="string">
            <text:p>Off-line steps</text:p>
          </table:table-cell>
          <table:table-cell/>
          <table:table-cell office:value-type="string">
            <text:p>Max on-line reward</text:p>
          </table:table-cell>
          <table:table-cell office:value-type="string">
            <text:p>Min on-line reward</text:p>
          </table:table-cell>
          <table:table-cell office:value-type="string">
            <text:p>Avg on-line reward</text:p>
          </table:table-cell>
          <table:table-cell office:value-type="string">
            <text:p>Max on-line steps</text:p>
          </table:table-cell>
          <table:table-cell office:value-type="string">
            <text:p>Min on-line steps</text:p>
          </table:table-cell>
          <table:table-cell office:value-type="string">
            <text:p>Avg on-line steps</text:p>
          </table:table-cell>
          <table:table-cell office:value-type="string">
            <text:p>Max off-line reward</text:p>
          </table:table-cell>
          <table:table-cell office:value-type="string">
            <text:p>Min off-line reward</text:p>
          </table:table-cell>
          <table:table-cell office:value-type="string">
            <text:p>Avg off-line reward</text:p>
          </table:table-cell>
          <table:table-cell office:value-type="string">
            <text:p>Max off-line steps</text:p>
          </table:table-cell>
          <table:table-cell office:value-type="string">
            <text:p>Min off-line steps</text:p>
          </table:table-cell>
          <table:table-cell office:value-type="string">
            <text:p>Avg off-line ste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43.6880376075">
            <text:p>-943.69</text:p>
          </table:table-cell>
          <table:table-cell office:value-type="float" office:value="43.59852">
            <text:p>43.6</text:p>
          </table:table-cell>
          <table:table-cell office:value-type="float" office:value="-951.62">
            <text:p>-951.62</text:p>
          </table:table-cell>
          <table:table-cell office:value-type="float" office:value="47.76">
            <text:p>47.7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2.0125025005">
            <text:p>-912.01</text:p>
          </table:table-cell>
          <table:table-cell office:value-type="float" office:value="55.564513">
            <text:p>55.56</text:p>
          </table:table-cell>
          <table:table-cell office:value-type="float" office:value="-901.36">
            <text:p>-901.36</text:p>
          </table:table-cell>
          <table:table-cell office:value-type="float" office:value="75.48">
            <text:p>75.4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9.0400080016">
            <text:p>-919.04</text:p>
          </table:table-cell>
          <table:table-cell office:value-type="float" office:value="56.081116">
            <text:p>56.08</text:p>
          </table:table-cell>
          <table:table-cell office:value-type="float" office:value="-983.36">
            <text:p>-983.36</text:p>
          </table:table-cell>
          <table:table-cell office:value-type="float" office:value="16.3">
            <text:p>16.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88.2885577115">
            <text:p>-888.29</text:p>
          </table:table-cell>
          <table:table-cell office:value-type="float" office:value="64.387177">
            <text:p>64.39</text:p>
          </table:table-cell>
          <table:table-cell office:value-type="float" office:value="-844.28">
            <text:p>-844.28</text:p>
          </table:table-cell>
          <table:table-cell office:value-type="float" office:value="152.3">
            <text:p>152.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1.7235447089">
            <text:p>-911.72</text:p>
          </table:table-cell>
          <table:table-cell office:value-type="float" office:value="58.236047">
            <text:p>58.24</text:p>
          </table:table-cell>
          <table:table-cell office:value-type="float" office:value="-983.58">
            <text:p>-983.58</text:p>
          </table:table-cell>
          <table:table-cell office:value-type="float" office:value="16.02">
            <text:p>16.0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11.0877175435">
            <text:p>-911.09</text:p>
          </table:table-cell>
          <table:table-cell office:value-type="float" office:value="58.082116">
            <text:p>58.08</text:p>
          </table:table-cell>
          <table:table-cell office:value-type="float" office:value="-452.68">
            <text:p>-452.68</text:p>
          </table:table-cell>
          <table:table-cell office:value-type="float" office:value="201.52">
            <text:p>201.5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5.7890578116">
            <text:p>-955.79</text:p>
          </table:table-cell>
          <table:table-cell office:value-type="float" office:value="38.961892">
            <text:p>38.96</text:p>
          </table:table-cell>
          <table:table-cell office:value-type="float" office:value="-983.4">
            <text:p>-983.4</text:p>
          </table:table-cell>
          <table:table-cell office:value-type="float" office:value="16.26">
            <text:p>16.26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7.1286257251">
            <text:p>-927.13</text:p>
          </table:table-cell>
          <table:table-cell office:value-type="float" office:value="52.394779">
            <text:p>52.39</text:p>
          </table:table-cell>
          <table:table-cell office:value-type="float" office:value="-967.56">
            <text:p>-967.56</text:p>
          </table:table-cell>
          <table:table-cell office:value-type="float" office:value="31.3">
            <text:p>31.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0.0864172835">
            <text:p>-920.09</text:p>
          </table:table-cell>
          <table:table-cell office:value-type="float" office:value="54.810562">
            <text:p>54.81</text:p>
          </table:table-cell>
          <table:table-cell office:value-type="float" office:value="-968.7">
            <text:p>-968.7</text:p>
          </table:table-cell>
          <table:table-cell office:value-type="float" office:value="30.74">
            <text:p>30.74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25.2135427085">
            <text:p>-925.21</text:p>
          </table:table-cell>
          <table:table-cell office:value-type="float" office:value="54.619524">
            <text:p>54.62</text:p>
          </table:table-cell>
          <table:table-cell office:value-type="float" office:value="-456.64">
            <text:p>-456.64</text:p>
          </table:table-cell>
          <table:table-cell office:value-type="float" office:value="218.9">
            <text:p>218.9</text:p>
          </table:table-cell>
          <table:table-cell table:formula="oooc:=[.A11]" office:value-type="float" office:value="0">
            <text:p>0</text:p>
          </table:table-cell>
          <table:table-cell table:formula="oooc:=MAX([.B2:.B11])" office:value-type="float" office:value="-888.2885577115">
            <text:p>-888.29</text:p>
          </table:table-cell>
          <table:table-cell table:formula="oooc:=MIN([.B2:.B11])" office:value-type="float" office:value="-955.7890578116">
            <text:p>-955.79</text:p>
          </table:table-cell>
          <table:table-cell table:formula="oooc:=AVERAGE([.B2:.B11])" office:value-type="float" office:value="-921.40580116022">
            <text:p>-921.41</text:p>
          </table:table-cell>
          <table:table-cell table:formula="oooc:=MAX([.C2:.C11])" office:value-type="float" office:value="64.387177">
            <text:p>64.39</text:p>
          </table:table-cell>
          <table:table-cell table:formula="oooc:=MIN([.C2:.C11])" office:value-type="float" office:value="38.961892">
            <text:p>38.96</text:p>
          </table:table-cell>
          <table:table-cell table:formula="oooc:=AVERAGE([.C2:.C11])" office:value-type="float" office:value="53.6736246">
            <text:p>53.67</text:p>
          </table:table-cell>
          <table:table-cell table:formula="oooc:=MAX([.D2:.D11])" office:value-type="float" office:value="-452.68">
            <text:p>-452.68</text:p>
          </table:table-cell>
          <table:table-cell table:formula="oooc:=MIN([.D2:.D11])" office:value-type="float" office:value="-983.58">
            <text:p>-983.58</text:p>
          </table:table-cell>
          <table:table-cell table:formula="oooc:=AVERAGE([.D2:.D11])" office:value-type="float" office:value="-849.318">
            <text:p>-849.32</text:p>
          </table:table-cell>
          <table:table-cell table:formula="oooc:=MAX([.E2:.E11])" office:value-type="float" office:value="218.9">
            <text:p>218.9</text:p>
          </table:table-cell>
          <table:table-cell table:formula="oooc:=MIN([.E2:.E11])" office:value-type="float" office:value="16.02">
            <text:p>16.02</text:p>
          </table:table-cell>
          <table:table-cell table:formula="oooc:=AVERAGE([.E2:.E11])" office:value-type="float" office:value="80.658">
            <text:p>80.6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16.6041208242">
            <text:p>-916.6</text:p>
          </table:table-cell>
          <table:table-cell office:value-type="float" office:value="56.30046">
            <text:p>56.3</text:p>
          </table:table-cell>
          <table:table-cell office:value-type="float" office:value="-984.32">
            <text:p>-984.32</text:p>
          </table:table-cell>
          <table:table-cell office:value-type="float" office:value="15.3">
            <text:p>15.3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39.7570514103">
            <text:p>-939.76</text:p>
          </table:table-cell>
          <table:table-cell office:value-type="float" office:value="48.592318">
            <text:p>48.59</text:p>
          </table:table-cell>
          <table:table-cell office:value-type="float" office:value="-799.94">
            <text:p>-799.94</text:p>
          </table:table-cell>
          <table:table-cell office:value-type="float" office:value="154.3">
            <text:p>154.3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891.0274054811">
            <text:p>-891.03</text:p>
          </table:table-cell>
          <table:table-cell office:value-type="float" office:value="61.968094">
            <text:p>61.97</text:p>
          </table:table-cell>
          <table:table-cell office:value-type="float" office:value="-943.24">
            <text:p>-943.24</text:p>
          </table:table-cell>
          <table:table-cell office:value-type="float" office:value="56.32">
            <text:p>56.32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19.8100620124">
            <text:p>-919.81</text:p>
          </table:table-cell>
          <table:table-cell office:value-type="float" office:value="55.316363">
            <text:p>55.32</text:p>
          </table:table-cell>
          <table:table-cell office:value-type="float" office:value="-979.12">
            <text:p>-979.12</text:p>
          </table:table-cell>
          <table:table-cell office:value-type="float" office:value="20.58">
            <text:p>20.58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03.2658531706">
            <text:p>-903.27</text:p>
          </table:table-cell>
          <table:table-cell office:value-type="float" office:value="59.704141">
            <text:p>59.7</text:p>
          </table:table-cell>
          <table:table-cell office:value-type="float" office:value="-971.72">
            <text:p>-971.72</text:p>
          </table:table-cell>
          <table:table-cell office:value-type="float" office:value="27.06">
            <text:p>27.0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16.5819163833">
            <text:p>-916.58</text:p>
          </table:table-cell>
          <table:table-cell office:value-type="float" office:value="57.025405">
            <text:p>57.03</text:p>
          </table:table-cell>
          <table:table-cell office:value-type="float" office:value="-816.02">
            <text:p>-816.02</text:p>
          </table:table-cell>
          <table:table-cell office:value-type="float" office:value="100.52">
            <text:p>100.52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31.924584917">
            <text:p>-931.92</text:p>
          </table:table-cell>
          <table:table-cell office:value-type="float" office:value="51.877175">
            <text:p>51.88</text:p>
          </table:table-cell>
          <table:table-cell office:value-type="float" office:value="-612.74">
            <text:p>-612.74</text:p>
          </table:table-cell>
          <table:table-cell office:value-type="float" office:value="204.08">
            <text:p>204.08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47.5562112422">
            <text:p>-947.56</text:p>
          </table:table-cell>
          <table:table-cell office:value-type="float" office:value="41.923485">
            <text:p>41.92</text:p>
          </table:table-cell>
          <table:table-cell office:value-type="float" office:value="-822.46">
            <text:p>-822.46</text:p>
          </table:table-cell>
          <table:table-cell office:value-type="float" office:value="175.22">
            <text:p>175.22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04.5437087417">
            <text:p>-904.54</text:p>
          </table:table-cell>
          <table:table-cell office:value-type="float" office:value="59.694039">
            <text:p>59.69</text:p>
          </table:table-cell>
          <table:table-cell office:value-type="float" office:value="-971.18">
            <text:p>-971.18</text:p>
          </table:table-cell>
          <table:table-cell office:value-type="float" office:value="28.36">
            <text:p>28.3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00.1228245649">
            <text:p>-900.12</text:p>
          </table:table-cell>
          <table:table-cell office:value-type="float" office:value="58.835167">
            <text:p>58.84</text:p>
          </table:table-cell>
          <table:table-cell office:value-type="float" office:value="-43.14">
            <text:p>-43.14</text:p>
          </table:table-cell>
          <table:table-cell office:value-type="float" office:value="250.46">
            <text:p>250.46</text:p>
          </table:table-cell>
          <table:table-cell table:formula="oooc:=[.A21]" office:value-type="float" office:value="0.1">
            <text:p>0.1</text:p>
          </table:table-cell>
          <table:table-cell table:formula="oooc:=MAX([.B12:.B21])" office:value-type="float" office:value="-891.0274054811">
            <text:p>-891.03</text:p>
          </table:table-cell>
          <table:table-cell table:formula="oooc:=MIN([.B12:.B21])" office:value-type="float" office:value="-947.5562112422">
            <text:p>-947.56</text:p>
          </table:table-cell>
          <table:table-cell table:formula="oooc:=AVERAGE([.B12:.B21])" office:value-type="float" office:value="-917.11937387477">
            <text:p>-917.12</text:p>
          </table:table-cell>
          <table:table-cell table:formula="oooc:=MAX([.C12:.C21])" office:value-type="float" office:value="61.968094">
            <text:p>61.97</text:p>
          </table:table-cell>
          <table:table-cell table:formula="oooc:=MIN([.C12:.C21])" office:value-type="float" office:value="41.923485">
            <text:p>41.92</text:p>
          </table:table-cell>
          <table:table-cell table:formula="oooc:=AVERAGE([.C12:.C21])" office:value-type="float" office:value="55.1236647">
            <text:p>55.12</text:p>
          </table:table-cell>
          <table:table-cell table:formula="oooc:=MAX([.D12:.D21])" office:value-type="float" office:value="-43.14">
            <text:p>-43.14</text:p>
          </table:table-cell>
          <table:table-cell table:formula="oooc:=MIN([.D12:.D21])" office:value-type="float" office:value="-984.32">
            <text:p>-984.32</text:p>
          </table:table-cell>
          <table:table-cell table:formula="oooc:=AVERAGE([.D12:.D21])" office:value-type="float" office:value="-794.388">
            <text:p>-794.39</text:p>
          </table:table-cell>
          <table:table-cell table:formula="oooc:=MAX([.E12:.E21])" office:value-type="float" office:value="250.46">
            <text:p>250.46</text:p>
          </table:table-cell>
          <table:table-cell table:formula="oooc:=MIN([.E12:.E21])" office:value-type="float" office:value="15.3">
            <text:p>15.3</text:p>
          </table:table-cell>
          <table:table-cell table:formula="oooc:=AVERAGE([.E12:.E21])" office:value-type="float" office:value="103.22">
            <text:p>103.2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9.6487297459">
            <text:p>-909.65</text:p>
          </table:table-cell>
          <table:table-cell office:value-type="float" office:value="59.594619">
            <text:p>59.59</text:p>
          </table:table-cell>
          <table:table-cell office:value-type="float" office:value="-977.72">
            <text:p>-977.72</text:p>
          </table:table-cell>
          <table:table-cell office:value-type="float" office:value="21.78">
            <text:p>21.7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8.3021604321">
            <text:p>-908.3</text:p>
          </table:table-cell>
          <table:table-cell office:value-type="float" office:value="59.416283">
            <text:p>59.42</text:p>
          </table:table-cell>
          <table:table-cell office:value-type="float" office:value="-753">
            <text:p>-753</text:p>
          </table:table-cell>
          <table:table-cell office:value-type="float" office:value="85.52">
            <text:p>85.52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896.2870574115">
            <text:p>-896.29</text:p>
          </table:table-cell>
          <table:table-cell office:value-type="float" office:value="62.424585">
            <text:p>62.42</text:p>
          </table:table-cell>
          <table:table-cell office:value-type="float" office:value="-967.9">
            <text:p>-967.9</text:p>
          </table:table-cell>
          <table:table-cell office:value-type="float" office:value="31.8">
            <text:p>31.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2.0185037007">
            <text:p>-962.02</text:p>
          </table:table-cell>
          <table:table-cell office:value-type="float" office:value="30.994799">
            <text:p>30.99</text:p>
          </table:table-cell>
          <table:table-cell office:value-type="float" office:value="-986.86">
            <text:p>-986.86</text:p>
          </table:table-cell>
          <table:table-cell office:value-type="float" office:value="12.94">
            <text:p>12.94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31.4290858172">
            <text:p>-931.43</text:p>
          </table:table-cell>
          <table:table-cell office:value-type="float" office:value="49.767253">
            <text:p>49.77</text:p>
          </table:table-cell>
          <table:table-cell office:value-type="float" office:value="-967.32">
            <text:p>-967.32</text:p>
          </table:table-cell>
          <table:table-cell office:value-type="float" office:value="32.18">
            <text:p>32.1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4.4295859172">
            <text:p>-904.43</text:p>
          </table:table-cell>
          <table:table-cell office:value-type="float" office:value="60.175635">
            <text:p>60.18</text:p>
          </table:table-cell>
          <table:table-cell office:value-type="float" office:value="-970.36">
            <text:p>-970.36</text:p>
          </table:table-cell>
          <table:table-cell office:value-type="float" office:value="29.26">
            <text:p>29.26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15.6053210642">
            <text:p>-915.61</text:p>
          </table:table-cell>
          <table:table-cell office:value-type="float" office:value="57.903681">
            <text:p>57.9</text:p>
          </table:table-cell>
          <table:table-cell office:value-type="float" office:value="-922.88">
            <text:p>-922.88</text:p>
          </table:table-cell>
          <table:table-cell office:value-type="float" office:value="76.64">
            <text:p>76.64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0.3596719344">
            <text:p>-900.36</text:p>
          </table:table-cell>
          <table:table-cell office:value-type="float" office:value="59.4994">
            <text:p>59.5</text:p>
          </table:table-cell>
          <table:table-cell office:value-type="float" office:value="-943.7">
            <text:p>-943.7</text:p>
          </table:table-cell>
          <table:table-cell office:value-type="float" office:value="55.28">
            <text:p>55.2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27.2601520304">
            <text:p>-927.26</text:p>
          </table:table-cell>
          <table:table-cell office:value-type="float" office:value="50.711342">
            <text:p>50.71</text:p>
          </table:table-cell>
          <table:table-cell office:value-type="float" office:value="-894.54">
            <text:p>-894.54</text:p>
          </table:table-cell>
          <table:table-cell office:value-type="float" office:value="64.14">
            <text:p>64.14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07.9554910982">
            <text:p>-907.96</text:p>
          </table:table-cell>
          <table:table-cell office:value-type="float" office:value="60.704041">
            <text:p>60.7</text:p>
          </table:table-cell>
          <table:table-cell office:value-type="float" office:value="-960.74">
            <text:p>-960.74</text:p>
          </table:table-cell>
          <table:table-cell office:value-type="float" office:value="37.6">
            <text:p>37.6</text:p>
          </table:table-cell>
          <table:table-cell table:formula="oooc:=[.A31]" office:value-type="float" office:value="0.2">
            <text:p>0.2</text:p>
          </table:table-cell>
          <table:table-cell table:formula="oooc:=MAX([.B22:.B31])" office:value-type="float" office:value="-896.2870574115">
            <text:p>-896.29</text:p>
          </table:table-cell>
          <table:table-cell table:formula="oooc:=MIN([.B22:.B31])" office:value-type="float" office:value="-962.0185037007">
            <text:p>-962.02</text:p>
          </table:table-cell>
          <table:table-cell table:formula="oooc:=AVERAGE([.B22:.B31])" office:value-type="float" office:value="-916.32957591518">
            <text:p>-916.33</text:p>
          </table:table-cell>
          <table:table-cell table:formula="oooc:=MAX([.C22:.C31])" office:value-type="float" office:value="62.424585">
            <text:p>62.42</text:p>
          </table:table-cell>
          <table:table-cell table:formula="oooc:=MIN([.C22:.C31])" office:value-type="float" office:value="30.994799">
            <text:p>30.99</text:p>
          </table:table-cell>
          <table:table-cell table:formula="oooc:=AVERAGE([.C22:.C31])" office:value-type="float" office:value="55.1191638">
            <text:p>55.12</text:p>
          </table:table-cell>
          <table:table-cell table:formula="oooc:=MAX([.D22:.D31])" office:value-type="float" office:value="-753">
            <text:p>-753</text:p>
          </table:table-cell>
          <table:table-cell table:formula="oooc:=MIN([.D22:.D31])" office:value-type="float" office:value="-986.86">
            <text:p>-986.86</text:p>
          </table:table-cell>
          <table:table-cell table:formula="oooc:=AVERAGE([.D22:.D31])" office:value-type="float" office:value="-934.502">
            <text:p>-934.5</text:p>
          </table:table-cell>
          <table:table-cell table:formula="oooc:=MAX([.E22:.E31])" office:value-type="float" office:value="85.52">
            <text:p>85.52</text:p>
          </table:table-cell>
          <table:table-cell table:formula="oooc:=MIN([.E22:.E31])" office:value-type="float" office:value="12.94">
            <text:p>12.94</text:p>
          </table:table-cell>
          <table:table-cell table:formula="oooc:=AVERAGE([.E22:.E31])" office:value-type="float" office:value="44.714">
            <text:p>44.71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6.7089417884">
            <text:p>-926.71</text:p>
          </table:table-cell>
          <table:table-cell office:value-type="float" office:value="53.886377">
            <text:p>53.89</text:p>
          </table:table-cell>
          <table:table-cell office:value-type="float" office:value="-963.94">
            <text:p>-963.94</text:p>
          </table:table-cell>
          <table:table-cell office:value-type="float" office:value="34.76">
            <text:p>34.7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3.1480296059">
            <text:p>-913.15</text:p>
          </table:table-cell>
          <table:table-cell office:value-type="float" office:value="58.763653">
            <text:p>58.76</text:p>
          </table:table-cell>
          <table:table-cell office:value-type="float" office:value="-207.54">
            <text:p>-207.54</text:p>
          </table:table-cell>
          <table:table-cell office:value-type="float" office:value="207.6">
            <text:p>207.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5.9568913783">
            <text:p>-915.96</text:p>
          </table:table-cell>
          <table:table-cell office:value-type="float" office:value="58.617924">
            <text:p>58.62</text:p>
          </table:table-cell>
          <table:table-cell office:value-type="float" office:value="-966.32">
            <text:p>-966.32</text:p>
          </table:table-cell>
          <table:table-cell office:value-type="float" office:value="33.06">
            <text:p>33.0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8.2296459292">
            <text:p>-928.23</text:p>
          </table:table-cell>
          <table:table-cell office:value-type="float" office:value="51.589618">
            <text:p>51.59</text:p>
          </table:table-cell>
          <table:table-cell office:value-type="float" office:value="-902.1">
            <text:p>-902.1</text:p>
          </table:table-cell>
          <table:table-cell office:value-type="float" office:value="77.1">
            <text:p>77.1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3.799359872">
            <text:p>-913.8</text:p>
          </table:table-cell>
          <table:table-cell office:value-type="float" office:value="57.017003">
            <text:p>57.02</text:p>
          </table:table-cell>
          <table:table-cell office:value-type="float" office:value="-645.18">
            <text:p>-645.18</text:p>
          </table:table-cell>
          <table:table-cell office:value-type="float" office:value="210.18">
            <text:p>210.18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28.2411482296">
            <text:p>-928.24</text:p>
          </table:table-cell>
          <table:table-cell office:value-type="float" office:value="54.075915">
            <text:p>54.08</text:p>
          </table:table-cell>
          <table:table-cell office:value-type="float" office:value="-923.78">
            <text:p>-923.78</text:p>
          </table:table-cell>
          <table:table-cell office:value-type="float" office:value="74.58">
            <text:p>74.58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9.2381476295">
            <text:p>-969.24</text:p>
          </table:table-cell>
          <table:table-cell office:value-type="float" office:value="28.305961">
            <text:p>28.31</text:p>
          </table:table-cell>
          <table:table-cell office:value-type="float" office:value="-987.38">
            <text:p>-987.38</text:p>
          </table:table-cell>
          <table:table-cell office:value-type="float" office:value="12.34">
            <text:p>12.34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19.8066613323">
            <text:p>-919.81</text:p>
          </table:table-cell>
          <table:table-cell office:value-type="float" office:value="56.116923">
            <text:p>56.12</text:p>
          </table:table-cell>
          <table:table-cell office:value-type="float" office:value="-916.12">
            <text:p>-916.12</text:p>
          </table:table-cell>
          <table:table-cell office:value-type="float" office:value="81.98">
            <text:p>81.98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54.1853370674">
            <text:p>-954.19</text:p>
          </table:table-cell>
          <table:table-cell office:value-type="float" office:value="38.573515">
            <text:p>38.57</text:p>
          </table:table-cell>
          <table:table-cell office:value-type="float" office:value="-953.98">
            <text:p>-953.98</text:p>
          </table:table-cell>
          <table:table-cell office:value-type="float" office:value="45.02">
            <text:p>45.02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36.5319063813">
            <text:p>-936.53</text:p>
          </table:table-cell>
          <table:table-cell office:value-type="float" office:value="50.117524">
            <text:p>50.12</text:p>
          </table:table-cell>
          <table:table-cell office:value-type="float" office:value="-916.46">
            <text:p>-916.46</text:p>
          </table:table-cell>
          <table:table-cell office:value-type="float" office:value="62">
            <text:p>62</text:p>
          </table:table-cell>
          <table:table-cell table:formula="oooc:=[.A41]" office:value-type="float" office:value="0.3">
            <text:p>0.3</text:p>
          </table:table-cell>
          <table:table-cell table:formula="oooc:=MAX([.B32:.B41])" office:value-type="float" office:value="-913.1480296059">
            <text:p>-913.15</text:p>
          </table:table-cell>
          <table:table-cell table:formula="oooc:=MIN([.B32:.B41])" office:value-type="float" office:value="-969.2381476295">
            <text:p>-969.24</text:p>
          </table:table-cell>
          <table:table-cell table:formula="oooc:=AVERAGE([.B32:.B41])" office:value-type="float" office:value="-930.58460692139">
            <text:p>-930.58</text:p>
          </table:table-cell>
          <table:table-cell table:formula="oooc:=MAX([.C32:.C41])" office:value-type="float" office:value="58.763653">
            <text:p>58.76</text:p>
          </table:table-cell>
          <table:table-cell table:formula="oooc:=MIN([.C32:.C41])" office:value-type="float" office:value="28.305961">
            <text:p>28.31</text:p>
          </table:table-cell>
          <table:table-cell table:formula="oooc:=AVERAGE([.C32:.C41])" office:value-type="float" office:value="50.7064413">
            <text:p>50.71</text:p>
          </table:table-cell>
          <table:table-cell table:formula="oooc:=MAX([.D32:.D41])" office:value-type="float" office:value="-207.54">
            <text:p>-207.54</text:p>
          </table:table-cell>
          <table:table-cell table:formula="oooc:=MIN([.D32:.D41])" office:value-type="float" office:value="-987.38">
            <text:p>-987.38</text:p>
          </table:table-cell>
          <table:table-cell table:formula="oooc:=AVERAGE([.D32:.D41])" office:value-type="float" office:value="-838.28">
            <text:p>-838.28</text:p>
          </table:table-cell>
          <table:table-cell table:formula="oooc:=MAX([.E32:.E41])" office:value-type="float" office:value="210.18">
            <text:p>210.18</text:p>
          </table:table-cell>
          <table:table-cell table:formula="oooc:=MIN([.E32:.E41])" office:value-type="float" office:value="12.34">
            <text:p>12.34</text:p>
          </table:table-cell>
          <table:table-cell table:formula="oooc:=AVERAGE([.E32:.E41])" office:value-type="float" office:value="83.862">
            <text:p>83.8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11.0422084417">
            <text:p>-911.04</text:p>
          </table:table-cell>
          <table:table-cell office:value-type="float" office:value="58.430186">
            <text:p>58.43</text:p>
          </table:table-cell>
          <table:table-cell office:value-type="float" office:value="-937.34">
            <text:p>-937.34</text:p>
          </table:table-cell>
          <table:table-cell office:value-type="float" office:value="62.1">
            <text:p>62.1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899.7664532907">
            <text:p>-899.77</text:p>
          </table:table-cell>
          <table:table-cell office:value-type="float" office:value="62.055011">
            <text:p>62.06</text:p>
          </table:table-cell>
          <table:table-cell office:value-type="float" office:value="-626.48">
            <text:p>-626.48</text:p>
          </table:table-cell>
          <table:table-cell office:value-type="float" office:value="150.92">
            <text:p>150.92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28.8189637928">
            <text:p>-928.82</text:p>
          </table:table-cell>
          <table:table-cell office:value-type="float" office:value="52.195639">
            <text:p>52.2</text:p>
          </table:table-cell>
          <table:table-cell office:value-type="float" office:value="-979.86">
            <text:p>-979.86</text:p>
          </table:table-cell>
          <table:table-cell office:value-type="float" office:value="19.84">
            <text:p>19.84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0.599219844">
            <text:p>-930.6</text:p>
          </table:table-cell>
          <table:table-cell office:value-type="float" office:value="49.912482">
            <text:p>49.91</text:p>
          </table:table-cell>
          <table:table-cell office:value-type="float" office:value="-792.26">
            <text:p>-792.26</text:p>
          </table:table-cell>
          <table:table-cell office:value-type="float" office:value="184.64">
            <text:p>184.64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20.7797559512">
            <text:p>-920.78</text:p>
          </table:table-cell>
          <table:table-cell office:value-type="float" office:value="56.605921">
            <text:p>56.61</text:p>
          </table:table-cell>
          <table:table-cell office:value-type="float" office:value="-935.72">
            <text:p>-935.72</text:p>
          </table:table-cell>
          <table:table-cell office:value-type="float" office:value="61.04">
            <text:p>61.04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5.6804360872">
            <text:p>-935.68</text:p>
          </table:table-cell>
          <table:table-cell office:value-type="float" office:value="50.018804">
            <text:p>50.02</text:p>
          </table:table-cell>
          <table:table-cell office:value-type="float" office:value="-887.78">
            <text:p>-887.78</text:p>
          </table:table-cell>
          <table:table-cell office:value-type="float" office:value="69.48">
            <text:p>69.48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11.5563112623">
            <text:p>-911.56</text:p>
          </table:table-cell>
          <table:table-cell office:value-type="float" office:value="56.961892">
            <text:p>56.96</text:p>
          </table:table-cell>
          <table:table-cell office:value-type="float" office:value="-982.62">
            <text:p>-982.62</text:p>
          </table:table-cell>
          <table:table-cell office:value-type="float" office:value="17.14">
            <text:p>17.14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48.9664932987">
            <text:p>-948.97</text:p>
          </table:table-cell>
          <table:table-cell office:value-type="float" office:value="41.908382">
            <text:p>41.91</text:p>
          </table:table-cell>
          <table:table-cell office:value-type="float" office:value="-983.18">
            <text:p>-983.18</text:p>
          </table:table-cell>
          <table:table-cell office:value-type="float" office:value="16.32">
            <text:p>16.32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29.6696339268">
            <text:p>-929.67</text:p>
          </table:table-cell>
          <table:table-cell office:value-type="float" office:value="53.530406">
            <text:p>53.53</text:p>
          </table:table-cell>
          <table:table-cell office:value-type="float" office:value="-939.84">
            <text:p>-939.84</text:p>
          </table:table-cell>
          <table:table-cell office:value-type="float" office:value="58.64">
            <text:p>58.64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30.9387877576">
            <text:p>-930.94</text:p>
          </table:table-cell>
          <table:table-cell office:value-type="float" office:value="48.830266">
            <text:p>48.83</text:p>
          </table:table-cell>
          <table:table-cell office:value-type="float" office:value="-958.38">
            <text:p>-958.38</text:p>
          </table:table-cell>
          <table:table-cell office:value-type="float" office:value="40.2">
            <text:p>40.2</text:p>
          </table:table-cell>
          <table:table-cell table:formula="oooc:=[.A51]" office:value-type="float" office:value="0.4">
            <text:p>0.4</text:p>
          </table:table-cell>
          <table:table-cell table:formula="oooc:=MAX([.B42:.B51])" office:value-type="float" office:value="-899.7664532907">
            <text:p>-899.77</text:p>
          </table:table-cell>
          <table:table-cell table:formula="oooc:=MIN([.B42:.B51])" office:value-type="float" office:value="-948.9664932987">
            <text:p>-948.97</text:p>
          </table:table-cell>
          <table:table-cell table:formula="oooc:=AVERAGE([.B42:.B51])" office:value-type="float" office:value="-924.7818263653">
            <text:p>-924.78</text:p>
          </table:table-cell>
          <table:table-cell table:formula="oooc:=MAX([.C42:.C51])" office:value-type="float" office:value="62.055011">
            <text:p>62.06</text:p>
          </table:table-cell>
          <table:table-cell table:formula="oooc:=MIN([.C42:.C51])" office:value-type="float" office:value="41.908382">
            <text:p>41.91</text:p>
          </table:table-cell>
          <table:table-cell table:formula="oooc:=AVERAGE([.C42:.C51])" office:value-type="float" office:value="53.0448989">
            <text:p>53.04</text:p>
          </table:table-cell>
          <table:table-cell table:formula="oooc:=MAX([.D42:.D51])" office:value-type="float" office:value="-626.48">
            <text:p>-626.48</text:p>
          </table:table-cell>
          <table:table-cell table:formula="oooc:=MIN([.D42:.D51])" office:value-type="float" office:value="-983.18">
            <text:p>-983.18</text:p>
          </table:table-cell>
          <table:table-cell table:formula="oooc:=AVERAGE([.D42:.D51])" office:value-type="float" office:value="-902.346">
            <text:p>-902.35</text:p>
          </table:table-cell>
          <table:table-cell table:formula="oooc:=MAX([.E42:.E51])" office:value-type="float" office:value="184.64">
            <text:p>184.64</text:p>
          </table:table-cell>
          <table:table-cell table:formula="oooc:=MIN([.E42:.E51])" office:value-type="float" office:value="16.32">
            <text:p>16.32</text:p>
          </table:table-cell>
          <table:table-cell table:formula="oooc:=AVERAGE([.E42:.E51])" office:value-type="float" office:value="68.032">
            <text:p>68.0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14.7862572515">
            <text:p>-914.79</text:p>
          </table:table-cell>
          <table:table-cell office:value-type="float" office:value="56.727345">
            <text:p>56.73</text:p>
          </table:table-cell>
          <table:table-cell office:value-type="float" office:value="-953.02">
            <text:p>-953.02</text:p>
          </table:table-cell>
          <table:table-cell office:value-type="float" office:value="45.82">
            <text:p>45.82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31.0692138428">
            <text:p>-931.07</text:p>
          </table:table-cell>
          <table:table-cell office:value-type="float" office:value="52.570814">
            <text:p>52.57</text:p>
          </table:table-cell>
          <table:table-cell office:value-type="float" office:value="-920.14">
            <text:p>-920.14</text:p>
          </table:table-cell>
          <table:table-cell office:value-type="float" office:value="77.76">
            <text:p>77.76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35.5126025205">
            <text:p>-935.51</text:p>
          </table:table-cell>
          <table:table-cell office:value-type="float" office:value="50.857572">
            <text:p>50.86</text:p>
          </table:table-cell>
          <table:table-cell office:value-type="float" office:value="-299.64">
            <text:p>-299.64</text:p>
          </table:table-cell>
          <table:table-cell office:value-type="float" office:value="236.9">
            <text:p>236.9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56.324964993">
            <text:p>-956.32</text:p>
          </table:table-cell>
          <table:table-cell office:value-type="float" office:value="35.216843">
            <text:p>35.22</text:p>
          </table:table-cell>
          <table:table-cell office:value-type="float" office:value="-986.9">
            <text:p>-986.9</text:p>
          </table:table-cell>
          <table:table-cell office:value-type="float" office:value="12.9">
            <text:p>12.9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28.3338667734">
            <text:p>-928.33</text:p>
          </table:table-cell>
          <table:table-cell office:value-type="float" office:value="53.570514">
            <text:p>53.57</text:p>
          </table:table-cell>
          <table:table-cell office:value-type="float" office:value="-558.16">
            <text:p>-558.16</text:p>
          </table:table-cell>
          <table:table-cell office:value-type="float" office:value="218.86">
            <text:p>218.86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30.7309461892">
            <text:p>-930.73</text:p>
          </table:table-cell>
          <table:table-cell office:value-type="float" office:value="50.616923">
            <text:p>50.62</text:p>
          </table:table-cell>
          <table:table-cell office:value-type="float" office:value="-965.92">
            <text:p>-965.92</text:p>
          </table:table-cell>
          <table:table-cell office:value-type="float" office:value="33.58">
            <text:p>33.58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47.1326265253">
            <text:p>-947.13</text:p>
          </table:table-cell>
          <table:table-cell office:value-type="float" office:value="43.032106">
            <text:p>43.03</text:p>
          </table:table-cell>
          <table:table-cell office:value-type="float" office:value="-979.04">
            <text:p>-979.04</text:p>
          </table:table-cell>
          <table:table-cell office:value-type="float" office:value="20.7">
            <text:p>20.7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01.1594318864">
            <text:p>-901.16</text:p>
          </table:table-cell>
          <table:table-cell office:value-type="float" office:value="60.242048">
            <text:p>60.24</text:p>
          </table:table-cell>
          <table:table-cell office:value-type="float" office:value="-190.94">
            <text:p>-190.94</text:p>
          </table:table-cell>
          <table:table-cell office:value-type="float" office:value="245.06">
            <text:p>245.06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03.6383276655">
            <text:p>-903.64</text:p>
          </table:table-cell>
          <table:table-cell office:value-type="float" office:value="62.765653">
            <text:p>62.77</text:p>
          </table:table-cell>
          <table:table-cell office:value-type="float" office:value="-977.76">
            <text:p>-977.76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16.2809561912">
            <text:p>-916.28</text:p>
          </table:table-cell>
          <table:table-cell office:value-type="float" office:value="56.358972">
            <text:p>56.36</text:p>
          </table:table-cell>
          <table:table-cell office:value-type="float" office:value="-518.26">
            <text:p>-518.26</text:p>
          </table:table-cell>
          <table:table-cell office:value-type="float" office:value="217.6">
            <text:p>217.6</text:p>
          </table:table-cell>
          <table:table-cell table:formula="oooc:=[.A61]" office:value-type="float" office:value="0.5">
            <text:p>0.5</text:p>
          </table:table-cell>
          <table:table-cell table:formula="oooc:=MAX([.B52:.B61])" office:value-type="float" office:value="-901.1594318864">
            <text:p>-901.16</text:p>
          </table:table-cell>
          <table:table-cell table:formula="oooc:=MIN([.B52:.B61])" office:value-type="float" office:value="-956.324964993">
            <text:p>-956.32</text:p>
          </table:table-cell>
          <table:table-cell table:formula="oooc:=AVERAGE([.B52:.B61])" office:value-type="float" office:value="-926.49691938388">
            <text:p>-926.5</text:p>
          </table:table-cell>
          <table:table-cell table:formula="oooc:=MAX([.C52:.C61])" office:value-type="float" office:value="62.765653">
            <text:p>62.77</text:p>
          </table:table-cell>
          <table:table-cell table:formula="oooc:=MIN([.C52:.C61])" office:value-type="float" office:value="35.216843">
            <text:p>35.22</text:p>
          </table:table-cell>
          <table:table-cell table:formula="oooc:=AVERAGE([.C52:.C61])" office:value-type="float" office:value="52.195879">
            <text:p>52.2</text:p>
          </table:table-cell>
          <table:table-cell table:formula="oooc:=MAX([.D52:.D61])" office:value-type="float" office:value="-190.94">
            <text:p>-190.94</text:p>
          </table:table-cell>
          <table:table-cell table:formula="oooc:=MIN([.D52:.D61])" office:value-type="float" office:value="-986.9">
            <text:p>-986.9</text:p>
          </table:table-cell>
          <table:table-cell table:formula="oooc:=AVERAGE([.D52:.D61])" office:value-type="float" office:value="-734.978">
            <text:p>-734.98</text:p>
          </table:table-cell>
          <table:table-cell table:formula="oooc:=MAX([.E52:.E61])" office:value-type="float" office:value="245.06">
            <text:p>245.06</text:p>
          </table:table-cell>
          <table:table-cell table:formula="oooc:=MIN([.E52:.E61])" office:value-type="float" office:value="12.9">
            <text:p>12.9</text:p>
          </table:table-cell>
          <table:table-cell table:formula="oooc:=AVERAGE([.E52:.E61])" office:value-type="float" office:value="113.118">
            <text:p>113.12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09.3935787157">
            <text:p>-909.39</text:p>
          </table:table-cell>
          <table:table-cell office:value-type="float" office:value="55.945289">
            <text:p>55.95</text:p>
          </table:table-cell>
          <table:table-cell office:value-type="float" office:value="-813.48">
            <text:p>-813.48</text:p>
          </table:table-cell>
          <table:table-cell office:value-type="float" office:value="182.78">
            <text:p>182.78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02.6689337868">
            <text:p>-902.67</text:p>
          </table:table-cell>
          <table:table-cell office:value-type="float" office:value="61.718744">
            <text:p>61.72</text:p>
          </table:table-cell>
          <table:table-cell office:value-type="float" office:value="-744.8">
            <text:p>-744.8</text:p>
          </table:table-cell>
          <table:table-cell office:value-type="float" office:value="112.14">
            <text:p>112.14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38.450290058">
            <text:p>-938.45</text:p>
          </table:table-cell>
          <table:table-cell office:value-type="float" office:value="49.643429">
            <text:p>49.64</text:p>
          </table:table-cell>
          <table:table-cell office:value-type="float" office:value="-801.46">
            <text:p>-801.46</text:p>
          </table:table-cell>
          <table:table-cell office:value-type="float" office:value="173.9">
            <text:p>173.9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24.5220044009">
            <text:p>-924.52</text:p>
          </table:table-cell>
          <table:table-cell office:value-type="float" office:value="55.580816">
            <text:p>55.58</text:p>
          </table:table-cell>
          <table:table-cell office:value-type="float" office:value="-831.18">
            <text:p>-831.18</text:p>
          </table:table-cell>
          <table:table-cell office:value-type="float" office:value="167.08">
            <text:p>167.08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25.9109821964">
            <text:p>-925.91</text:p>
          </table:table-cell>
          <table:table-cell office:value-type="float" office:value="56.604921">
            <text:p>56.6</text:p>
          </table:table-cell>
          <table:table-cell office:value-type="float" office:value="-979.74">
            <text:p>-979.74</text:p>
          </table:table-cell>
          <table:table-cell office:value-type="float" office:value="19.62">
            <text:p>19.62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18.0168033607">
            <text:p>-918.02</text:p>
          </table:table-cell>
          <table:table-cell office:value-type="float" office:value="56.067714">
            <text:p>56.07</text:p>
          </table:table-cell>
          <table:table-cell office:value-type="float" office:value="-971.9">
            <text:p>-971.9</text:p>
          </table:table-cell>
          <table:table-cell office:value-type="float" office:value="27.7">
            <text:p>27.7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16.6435287057">
            <text:p>-916.64</text:p>
          </table:table-cell>
          <table:table-cell office:value-type="float" office:value="53.087518">
            <text:p>53.09</text:p>
          </table:table-cell>
          <table:table-cell office:value-type="float" office:value="-980.62">
            <text:p>-980.62</text:p>
          </table:table-cell>
          <table:table-cell office:value-type="float" office:value="18.82">
            <text:p>18.82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23.2266453291">
            <text:p>-923.23</text:p>
          </table:table-cell>
          <table:table-cell office:value-type="float" office:value="52.083817">
            <text:p>52.08</text:p>
          </table:table-cell>
          <table:table-cell office:value-type="float" office:value="-538.08">
            <text:p>-538.08</text:p>
          </table:table-cell>
          <table:table-cell office:value-type="float" office:value="136.14">
            <text:p>136.14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12.7158431686">
            <text:p>-912.72</text:p>
          </table:table-cell>
          <table:table-cell office:value-type="float" office:value="59.577616">
            <text:p>59.58</text:p>
          </table:table-cell>
          <table:table-cell office:value-type="float" office:value="-773.56">
            <text:p>-773.56</text:p>
          </table:table-cell>
          <table:table-cell office:value-type="float" office:value="182.3">
            <text:p>182.3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32.0600120024">
            <text:p>-932.06</text:p>
          </table:table-cell>
          <table:table-cell office:value-type="float" office:value="49.570414">
            <text:p>49.57</text:p>
          </table:table-cell>
          <table:table-cell office:value-type="float" office:value="-960.08">
            <text:p>-960.08</text:p>
          </table:table-cell>
          <table:table-cell office:value-type="float" office:value="39.42">
            <text:p>39.42</text:p>
          </table:table-cell>
          <table:table-cell table:formula="oooc:=[.A71]" office:value-type="float" office:value="0.6">
            <text:p>0.6</text:p>
          </table:table-cell>
          <table:table-cell table:formula="oooc:=MAX([.B62:.B71])" office:value-type="float" office:value="-902.6689337868">
            <text:p>-902.67</text:p>
          </table:table-cell>
          <table:table-cell table:formula="oooc:=MIN([.B62:.B71])" office:value-type="float" office:value="-938.450290058">
            <text:p>-938.45</text:p>
          </table:table-cell>
          <table:table-cell table:formula="oooc:=AVERAGE([.B62:.B71])" office:value-type="float" office:value="-920.36086217243">
            <text:p>-920.36</text:p>
          </table:table-cell>
          <table:table-cell table:formula="oooc:=MAX([.C62:.C71])" office:value-type="float" office:value="61.718744">
            <text:p>61.72</text:p>
          </table:table-cell>
          <table:table-cell table:formula="oooc:=MIN([.C62:.C71])" office:value-type="float" office:value="49.570414">
            <text:p>49.57</text:p>
          </table:table-cell>
          <table:table-cell table:formula="oooc:=AVERAGE([.C62:.C71])" office:value-type="float" office:value="54.9880278">
            <text:p>54.99</text:p>
          </table:table-cell>
          <table:table-cell table:formula="oooc:=MAX([.D62:.D71])" office:value-type="float" office:value="-538.08">
            <text:p>-538.08</text:p>
          </table:table-cell>
          <table:table-cell table:formula="oooc:=MIN([.D62:.D71])" office:value-type="float" office:value="-980.62">
            <text:p>-980.62</text:p>
          </table:table-cell>
          <table:table-cell table:formula="oooc:=AVERAGE([.D62:.D71])" office:value-type="float" office:value="-839.49">
            <text:p>-839.49</text:p>
          </table:table-cell>
          <table:table-cell table:formula="oooc:=MAX([.E62:.E71])" office:value-type="float" office:value="182.78">
            <text:p>182.78</text:p>
          </table:table-cell>
          <table:table-cell table:formula="oooc:=MIN([.E62:.E71])" office:value-type="float" office:value="18.82">
            <text:p>18.82</text:p>
          </table:table-cell>
          <table:table-cell table:formula="oooc:=AVERAGE([.E62:.E71])" office:value-type="float" office:value="105.99">
            <text:p>105.99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11.5726145229">
            <text:p>-911.57</text:p>
          </table:table-cell>
          <table:table-cell office:value-type="float" office:value="56.313563">
            <text:p>56.31</text:p>
          </table:table-cell>
          <table:table-cell office:value-type="float" office:value="-975.94">
            <text:p>-975.94</text:p>
          </table:table-cell>
          <table:table-cell office:value-type="float" office:value="23.6">
            <text:p>23.6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8.7971594319">
            <text:p>-928.8</text:p>
          </table:table-cell>
          <table:table-cell office:value-type="float" office:value="51.294459">
            <text:p>51.29</text:p>
          </table:table-cell>
          <table:table-cell office:value-type="float" office:value="-981.6">
            <text:p>-981.6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3.4853970794">
            <text:p>-923.49</text:p>
          </table:table-cell>
          <table:table-cell office:value-type="float" office:value="54.814063">
            <text:p>54.81</text:p>
          </table:table-cell>
          <table:table-cell office:value-type="float" office:value="-804.72">
            <text:p>-804.72</text:p>
          </table:table-cell>
          <table:table-cell office:value-type="float" office:value="171.46">
            <text:p>171.46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33.8562712543">
            <text:p>-933.86</text:p>
          </table:table-cell>
          <table:table-cell office:value-type="float" office:value="50.506701">
            <text:p>50.51</text:p>
          </table:table-cell>
          <table:table-cell office:value-type="float" office:value="-961.82">
            <text:p>-961.82</text:p>
          </table:table-cell>
          <table:table-cell office:value-type="float" office:value="37.46">
            <text:p>37.46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4.7315463093">
            <text:p>-964.73</text:p>
          </table:table-cell>
          <table:table-cell office:value-type="float" office:value="31.853471">
            <text:p>31.85</text:p>
          </table:table-cell>
          <table:table-cell office:value-type="float" office:value="-986.84">
            <text:p>-986.84</text:p>
          </table:table-cell>
          <table:table-cell office:value-type="float" office:value="12.96">
            <text:p>12.96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73.2053410682">
            <text:p>-973.21</text:p>
          </table:table-cell>
          <table:table-cell office:value-type="float" office:value="24.916883">
            <text:p>24.92</text:p>
          </table:table-cell>
          <table:table-cell office:value-type="float" office:value="-986.84">
            <text:p>-986.84</text:p>
          </table:table-cell>
          <table:table-cell office:value-type="float" office:value="12.98">
            <text:p>12.98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04.3831766353">
            <text:p>-904.38</text:p>
          </table:table-cell>
          <table:table-cell office:value-type="float" office:value="60.709342">
            <text:p>60.71</text:p>
          </table:table-cell>
          <table:table-cell office:value-type="float" office:value="-444.24">
            <text:p>-444.24</text:p>
          </table:table-cell>
          <table:table-cell office:value-type="float" office:value="232.28">
            <text:p>232.28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8.8441688338">
            <text:p>-928.84</text:p>
          </table:table-cell>
          <table:table-cell office:value-type="float" office:value="51.514303">
            <text:p>51.51</text:p>
          </table:table-cell>
          <table:table-cell office:value-type="float" office:value="-470.56">
            <text:p>-470.56</text:p>
          </table:table-cell>
          <table:table-cell office:value-type="float" office:value="182.84">
            <text:p>182.84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30.0097019404">
            <text:p>-930.01</text:p>
          </table:table-cell>
          <table:table-cell office:value-type="float" office:value="53.986697">
            <text:p>53.99</text:p>
          </table:table-cell>
          <table:table-cell office:value-type="float" office:value="-964.14">
            <text:p>-964.14</text:p>
          </table:table-cell>
          <table:table-cell office:value-type="float" office:value="35.44">
            <text:p>35.44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26.273854771">
            <text:p>-926.27</text:p>
          </table:table-cell>
          <table:table-cell office:value-type="float" office:value="51.833467">
            <text:p>51.83</text:p>
          </table:table-cell>
          <table:table-cell office:value-type="float" office:value="-208.32">
            <text:p>-208.32</text:p>
          </table:table-cell>
          <table:table-cell office:value-type="float" office:value="257.5">
            <text:p>257.5</text:p>
          </table:table-cell>
          <table:table-cell table:formula="oooc:=[.A81]" office:value-type="float" office:value="0.7">
            <text:p>0.7</text:p>
          </table:table-cell>
          <table:table-cell table:formula="oooc:=MAX([.B72:.B81])" office:value-type="float" office:value="-904.3831766353">
            <text:p>-904.38</text:p>
          </table:table-cell>
          <table:table-cell table:formula="oooc:=MIN([.B72:.B81])" office:value-type="float" office:value="-973.2053410682">
            <text:p>-973.21</text:p>
          </table:table-cell>
          <table:table-cell table:formula="oooc:=AVERAGE([.B72:.B81])" office:value-type="float" office:value="-932.51592318465">
            <text:p>-932.52</text:p>
          </table:table-cell>
          <table:table-cell table:formula="oooc:=MAX([.C72:.C81])" office:value-type="float" office:value="60.709342">
            <text:p>60.71</text:p>
          </table:table-cell>
          <table:table-cell table:formula="oooc:=MIN([.C72:.C81])" office:value-type="float" office:value="24.916883">
            <text:p>24.92</text:p>
          </table:table-cell>
          <table:table-cell table:formula="oooc:=AVERAGE([.C72:.C81])" office:value-type="float" office:value="48.7742949">
            <text:p>48.77</text:p>
          </table:table-cell>
          <table:table-cell table:formula="oooc:=MAX([.D72:.D81])" office:value-type="float" office:value="-208.32">
            <text:p>-208.32</text:p>
          </table:table-cell>
          <table:table-cell table:formula="oooc:=MIN([.D72:.D81])" office:value-type="float" office:value="-986.84">
            <text:p>-986.84</text:p>
          </table:table-cell>
          <table:table-cell table:formula="oooc:=AVERAGE([.D72:.D81])" office:value-type="float" office:value="-778.502">
            <text:p>-778.5</text:p>
          </table:table-cell>
          <table:table-cell table:formula="oooc:=MAX([.E72:.E81])" office:value-type="float" office:value="257.5">
            <text:p>257.5</text:p>
          </table:table-cell>
          <table:table-cell table:formula="oooc:=MIN([.E72:.E81])" office:value-type="float" office:value="12.96">
            <text:p>12.96</text:p>
          </table:table-cell>
          <table:table-cell table:formula="oooc:=AVERAGE([.E72:.E81])" office:value-type="float" office:value="98.452">
            <text:p>98.4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08.850870174">
            <text:p>-908.85</text:p>
          </table:table-cell>
          <table:table-cell office:value-type="float" office:value="57.479796">
            <text:p>57.48</text:p>
          </table:table-cell>
          <table:table-cell office:value-type="float" office:value="-972.96">
            <text:p>-972.96</text:p>
          </table:table-cell>
          <table:table-cell office:value-type="float" office:value="26.1">
            <text:p>26.1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19.7071414283">
            <text:p>-919.71</text:p>
          </table:table-cell>
          <table:table-cell office:value-type="float" office:value="57.560912">
            <text:p>57.56</text:p>
          </table:table-cell>
          <table:table-cell office:value-type="float" office:value="-936.62">
            <text:p>-936.62</text:p>
          </table:table-cell>
          <table:table-cell office:value-type="float" office:value="62.86">
            <text:p>62.86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3.5385077015">
            <text:p>-933.54</text:p>
          </table:table-cell>
          <table:table-cell office:value-type="float" office:value="49.743949">
            <text:p>49.74</text:p>
          </table:table-cell>
          <table:table-cell office:value-type="float" office:value="118.34">
            <text:p>118.34</text:p>
          </table:table-cell>
          <table:table-cell office:value-type="float" office:value="270.92">
            <text:p>270.92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57.1405281056">
            <text:p>-957.14</text:p>
          </table:table-cell>
          <table:table-cell office:value-type="float" office:value="36.724845">
            <text:p>36.72</text:p>
          </table:table-cell>
          <table:table-cell office:value-type="float" office:value="-966.18">
            <text:p>-966.18</text:p>
          </table:table-cell>
          <table:table-cell office:value-type="float" office:value="32.48">
            <text:p>32.4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04.4138827766">
            <text:p>-904.41</text:p>
          </table:table-cell>
          <table:table-cell office:value-type="float" office:value="58.304361">
            <text:p>58.3</text:p>
          </table:table-cell>
          <table:table-cell office:value-type="float" office:value="-945.92">
            <text:p>-945.92</text:p>
          </table:table-cell>
          <table:table-cell office:value-type="float" office:value="53.24">
            <text:p>53.24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5.0647129426">
            <text:p>-935.06</text:p>
          </table:table-cell>
          <table:table-cell office:value-type="float" office:value="50.323365">
            <text:p>50.32</text:p>
          </table:table-cell>
          <table:table-cell office:value-type="float" office:value="-981.9">
            <text:p>-981.9</text:p>
          </table:table-cell>
          <table:table-cell office:value-type="float" office:value="17.66">
            <text:p>17.66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26.5701140228">
            <text:p>-926.57</text:p>
          </table:table-cell>
          <table:table-cell office:value-type="float" office:value="50.438388">
            <text:p>50.44</text:p>
          </table:table-cell>
          <table:table-cell office:value-type="float" office:value="-979.02">
            <text:p>-979.02</text:p>
          </table:table-cell>
          <table:table-cell office:value-type="float" office:value="20.68">
            <text:p>20.6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27.9880976195">
            <text:p>-927.99</text:p>
          </table:table-cell>
          <table:table-cell office:value-type="float" office:value="52.013403">
            <text:p>52.01</text:p>
          </table:table-cell>
          <table:table-cell office:value-type="float" office:value="-974.44">
            <text:p>-974.44</text:p>
          </table:table-cell>
          <table:table-cell office:value-type="float" office:value="24.6">
            <text:p>24.6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06.2539507902">
            <text:p>-906.25</text:p>
          </table:table-cell>
          <table:table-cell office:value-type="float" office:value="56.717744">
            <text:p>56.72</text:p>
          </table:table-cell>
          <table:table-cell office:value-type="float" office:value="-956.54">
            <text:p>-956.54</text:p>
          </table:table-cell>
          <table:table-cell office:value-type="float" office:value="42.62">
            <text:p>42.62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34.1794358872">
            <text:p>-934.18</text:p>
          </table:table-cell>
          <table:table-cell office:value-type="float" office:value="50.760152">
            <text:p>50.76</text:p>
          </table:table-cell>
          <table:table-cell office:value-type="float" office:value="-772.06">
            <text:p>-772.06</text:p>
          </table:table-cell>
          <table:table-cell office:value-type="float" office:value="124.66">
            <text:p>124.66</text:p>
          </table:table-cell>
          <table:table-cell table:formula="oooc:=[.A91]" office:value-type="float" office:value="0.8">
            <text:p>0.8</text:p>
          </table:table-cell>
          <table:table-cell table:formula="oooc:=MAX([.B82:.B91])" office:value-type="float" office:value="-904.4138827766">
            <text:p>-904.41</text:p>
          </table:table-cell>
          <table:table-cell table:formula="oooc:=MIN([.B82:.B91])" office:value-type="float" office:value="-957.1405281056">
            <text:p>-957.14</text:p>
          </table:table-cell>
          <table:table-cell table:formula="oooc:=AVERAGE([.B82:.B91])" office:value-type="float" office:value="-925.37072414483">
            <text:p>-925.37</text:p>
          </table:table-cell>
          <table:table-cell table:formula="oooc:=MAX([.C82:.C91])" office:value-type="float" office:value="58.304361">
            <text:p>58.3</text:p>
          </table:table-cell>
          <table:table-cell table:formula="oooc:=MIN([.C82:.C91])" office:value-type="float" office:value="36.724845">
            <text:p>36.72</text:p>
          </table:table-cell>
          <table:table-cell table:formula="oooc:=AVERAGE([.C82:.C91])" office:value-type="float" office:value="52.0066915">
            <text:p>52.01</text:p>
          </table:table-cell>
          <table:table-cell table:formula="oooc:=MAX([.D82:.D91])" office:value-type="float" office:value="118.34">
            <text:p>118.34</text:p>
          </table:table-cell>
          <table:table-cell table:formula="oooc:=MIN([.D82:.D91])" office:value-type="float" office:value="-981.9">
            <text:p>-981.9</text:p>
          </table:table-cell>
          <table:table-cell table:formula="oooc:=AVERAGE([.D82:.D91])" office:value-type="float" office:value="-836.73">
            <text:p>-836.73</text:p>
          </table:table-cell>
          <table:table-cell table:formula="oooc:=MAX([.E82:.E91])" office:value-type="float" office:value="270.92">
            <text:p>270.92</text:p>
          </table:table-cell>
          <table:table-cell table:formula="oooc:=MIN([.E82:.E91])" office:value-type="float" office:value="17.66">
            <text:p>17.66</text:p>
          </table:table-cell>
          <table:table-cell table:formula="oooc:=AVERAGE([.E82:.E91])" office:value-type="float" office:value="67.582">
            <text:p>67.5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4.3364672935">
            <text:p>-914.34</text:p>
          </table:table-cell>
          <table:table-cell office:value-type="float" office:value="57.612923">
            <text:p>57.61</text:p>
          </table:table-cell>
          <table:table-cell office:value-type="float" office:value="-931.66">
            <text:p>-931.66</text:p>
          </table:table-cell>
          <table:table-cell office:value-type="float" office:value="66.08">
            <text:p>66.0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02.8692738548">
            <text:p>-902.87</text:p>
          </table:table-cell>
          <table:table-cell office:value-type="float" office:value="61.864873">
            <text:p>61.86</text:p>
          </table:table-cell>
          <table:table-cell office:value-type="float" office:value="-582.06">
            <text:p>-582.06</text:p>
          </table:table-cell>
          <table:table-cell office:value-type="float" office:value="170.7">
            <text:p>170.7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7.800860172">
            <text:p>-917.8</text:p>
          </table:table-cell>
          <table:table-cell office:value-type="float" office:value="58.965493">
            <text:p>58.97</text:p>
          </table:table-cell>
          <table:table-cell office:value-type="float" office:value="-602.52">
            <text:p>-602.52</text:p>
          </table:table-cell>
          <table:table-cell office:value-type="float" office:value="212.36">
            <text:p>212.36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29.3442688538">
            <text:p>-929.34</text:p>
          </table:table-cell>
          <table:table-cell office:value-type="float" office:value="48.469694">
            <text:p>48.47</text:p>
          </table:table-cell>
          <table:table-cell office:value-type="float" office:value="-986.36">
            <text:p>-986.36</text:p>
          </table:table-cell>
          <table:table-cell office:value-type="float" office:value="13.42">
            <text:p>13.42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35.4986997399">
            <text:p>-935.5</text:p>
          </table:table-cell>
          <table:table-cell office:value-type="float" office:value="49.357371">
            <text:p>49.36</text:p>
          </table:table-cell>
          <table:table-cell office:value-type="float" office:value="-910.94">
            <text:p>-910.94</text:p>
          </table:table-cell>
          <table:table-cell office:value-type="float" office:value="67.52">
            <text:p>67.52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8.0166033207">
            <text:p>-918.02</text:p>
          </table:table-cell>
          <table:table-cell office:value-type="float" office:value="57.015803">
            <text:p>57.02</text:p>
          </table:table-cell>
          <table:table-cell office:value-type="float" office:value="-853.38">
            <text:p>-853.38</text:p>
          </table:table-cell>
          <table:table-cell office:value-type="float" office:value="145.28">
            <text:p>145.2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22.475795159">
            <text:p>-922.48</text:p>
          </table:table-cell>
          <table:table-cell office:value-type="float" office:value="53.374375">
            <text:p>53.37</text:p>
          </table:table-cell>
          <table:table-cell office:value-type="float" office:value="-918.34">
            <text:p>-918.34</text:p>
          </table:table-cell>
          <table:table-cell office:value-type="float" office:value="59.76">
            <text:p>59.76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42.3540708142">
            <text:p>-942.35</text:p>
          </table:table-cell>
          <table:table-cell office:value-type="float" office:value="44.907682">
            <text:p>44.91</text:p>
          </table:table-cell>
          <table:table-cell office:value-type="float" office:value="-140.18">
            <text:p>-140.18</text:p>
          </table:table-cell>
          <table:table-cell office:value-type="float" office:value="263.7">
            <text:p>263.7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12.025105021">
            <text:p>-912.03</text:p>
          </table:table-cell>
          <table:table-cell office:value-type="float" office:value="54.839368">
            <text:p>54.84</text:p>
          </table:table-cell>
          <table:table-cell office:value-type="float" office:value="-948.54">
            <text:p>-948.54</text:p>
          </table:table-cell>
          <table:table-cell office:value-type="float" office:value="51.12">
            <text:p>51.12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08.6514302861">
            <text:p>-908.65</text:p>
          </table:table-cell>
          <table:table-cell office:value-type="float" office:value="57.794959">
            <text:p>57.79</text:p>
          </table:table-cell>
          <table:table-cell office:value-type="float" office:value="-900">
            <text:p>-900</text:p>
          </table:table-cell>
          <table:table-cell office:value-type="float" office:value="98.84">
            <text:p>98.84</text:p>
          </table:table-cell>
          <table:table-cell table:formula="oooc:=[.A101]" office:value-type="float" office:value="0.9">
            <text:p>0.9</text:p>
          </table:table-cell>
          <table:table-cell table:formula="oooc:=MAX([.B92:.B101])" office:value-type="float" office:value="-902.8692738548">
            <text:p>-902.87</text:p>
          </table:table-cell>
          <table:table-cell table:formula="oooc:=MIN([.B92:.B101])" office:value-type="float" office:value="-942.3540708142">
            <text:p>-942.35</text:p>
          </table:table-cell>
          <table:table-cell table:formula="oooc:=AVERAGE([.B92:.B101])" office:value-type="float" office:value="-920.3372574515">
            <text:p>-920.34</text:p>
          </table:table-cell>
          <table:table-cell table:formula="oooc:=MAX([.C92:.C101])" office:value-type="float" office:value="61.864873">
            <text:p>61.86</text:p>
          </table:table-cell>
          <table:table-cell table:formula="oooc:=MIN([.C92:.C101])" office:value-type="float" office:value="44.907682">
            <text:p>44.91</text:p>
          </table:table-cell>
          <table:table-cell table:formula="oooc:=AVERAGE([.C92:.C101])" office:value-type="float" office:value="54.4202541">
            <text:p>54.42</text:p>
          </table:table-cell>
          <table:table-cell table:formula="oooc:=MAX([.D92:.D101])" office:value-type="float" office:value="-140.18">
            <text:p>-140.18</text:p>
          </table:table-cell>
          <table:table-cell table:formula="oooc:=MIN([.D92:.D101])" office:value-type="float" office:value="-986.36">
            <text:p>-986.36</text:p>
          </table:table-cell>
          <table:table-cell table:formula="oooc:=AVERAGE([.D92:.D101])" office:value-type="float" office:value="-777.398">
            <text:p>-777.4</text:p>
          </table:table-cell>
          <table:table-cell table:formula="oooc:=MAX([.E92:.E101])" office:value-type="float" office:value="263.7">
            <text:p>263.7</text:p>
          </table:table-cell>
          <table:table-cell table:formula="oooc:=MIN([.E92:.E101])" office:value-type="float" office:value="13.42">
            <text:p>13.42</text:p>
          </table:table-cell>
          <table:table-cell table:formula="oooc:=AVERAGE([.E92:.E101])" office:value-type="float" office:value="114.878">
            <text:p>114.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05.1653330666">
            <text:p>-905.17</text:p>
          </table:table-cell>
          <table:table-cell office:value-type="float" office:value="60.659732">
            <text:p>60.66</text:p>
          </table:table-cell>
          <table:table-cell office:value-type="float" office:value="-791.42">
            <text:p>-791.42</text:p>
          </table:table-cell>
          <table:table-cell office:value-type="float" office:value="163.08">
            <text:p>163.0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15.324464893">
            <text:p>-915.32</text:p>
          </table:table-cell>
          <table:table-cell office:value-type="float" office:value="53.379476">
            <text:p>53.38</text:p>
          </table:table-cell>
          <table:table-cell office:value-type="float" office:value="-883.3">
            <text:p>-883.3</text:p>
          </table:table-cell>
          <table:table-cell office:value-type="float" office:value="110.02">
            <text:p>110.0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18.1277255451">
            <text:p>-918.13</text:p>
          </table:table-cell>
          <table:table-cell office:value-type="float" office:value="57.481596">
            <text:p>57.48</text:p>
          </table:table-cell>
          <table:table-cell office:value-type="float" office:value="-909.98">
            <text:p>-909.98</text:p>
          </table:table-cell>
          <table:table-cell office:value-type="float" office:value="68.1">
            <text:p>68.1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30.3928785757">
            <text:p>-930.39</text:p>
          </table:table-cell>
          <table:table-cell office:value-type="float" office:value="52.074915">
            <text:p>52.07</text:p>
          </table:table-cell>
          <table:table-cell office:value-type="float" office:value="-874.3">
            <text:p>-874.3</text:p>
          </table:table-cell>
          <table:table-cell office:value-type="float" office:value="101.84">
            <text:p>101.8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16.5423084617">
            <text:p>-916.54</text:p>
          </table:table-cell>
          <table:table-cell office:value-type="float" office:value="58.732847">
            <text:p>58.73</text:p>
          </table:table-cell>
          <table:table-cell office:value-type="float" office:value="-31.86">
            <text:p>-31.86</text:p>
          </table:table-cell>
          <table:table-cell office:value-type="float" office:value="263.46">
            <text:p>263.4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05.2901580316">
            <text:p>-905.29</text:p>
          </table:table-cell>
          <table:table-cell office:value-type="float" office:value="59.459792">
            <text:p>59.46</text:p>
          </table:table-cell>
          <table:table-cell office:value-type="float" office:value="-142.34">
            <text:p>-142.34</text:p>
          </table:table-cell>
          <table:table-cell office:value-type="float" office:value="254">
            <text:p>25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30.6129225845">
            <text:p>-930.61</text:p>
          </table:table-cell>
          <table:table-cell office:value-type="float" office:value="52.285357">
            <text:p>52.29</text:p>
          </table:table-cell>
          <table:table-cell office:value-type="float" office:value="-977.82">
            <text:p>-977.82</text:p>
          </table:table-cell>
          <table:table-cell office:value-type="float" office:value="21.86">
            <text:p>21.8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1.9333866773">
            <text:p>-951.93</text:p>
          </table:table-cell>
          <table:table-cell office:value-type="float" office:value="39.292659">
            <text:p>39.29</text:p>
          </table:table-cell>
          <table:table-cell office:value-type="float" office:value="-899.46">
            <text:p>-899.46</text:p>
          </table:table-cell>
          <table:table-cell office:value-type="float" office:value="96.96">
            <text:p>96.9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35.9121824365">
            <text:p>-935.91</text:p>
          </table:table-cell>
          <table:table-cell office:value-type="float" office:value="49.942989">
            <text:p>49.94</text:p>
          </table:table-cell>
          <table:table-cell office:value-type="float" office:value="-965.68">
            <text:p>-965.68</text:p>
          </table:table-cell>
          <table:table-cell office:value-type="float" office:value="33.96">
            <text:p>33.9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20.0519103821">
            <text:p>-920.05</text:p>
          </table:table-cell>
          <table:table-cell office:value-type="float" office:value="58.560812">
            <text:p>58.56</text:p>
          </table:table-cell>
          <table:table-cell office:value-type="float" office:value="-927.44">
            <text:p>-927.44</text:p>
          </table:table-cell>
          <table:table-cell office:value-type="float" office:value="70.4">
            <text:p>70.4</text:p>
          </table:table-cell>
          <table:table-cell table:formula="oooc:=[.A111]" office:value-type="float" office:value="1">
            <text:p>1</text:p>
          </table:table-cell>
          <table:table-cell table:formula="oooc:=MAX([.B102:.B111])" office:value-type="float" office:value="-905.1653330666">
            <text:p>-905.17</text:p>
          </table:table-cell>
          <table:table-cell table:formula="oooc:=MIN([.B102:.B111])" office:value-type="float" office:value="-951.9333866773">
            <text:p>-951.93</text:p>
          </table:table-cell>
          <table:table-cell table:formula="oooc:=AVERAGE([.B102:.B111])" office:value-type="float" office:value="-922.93532706541">
            <text:p>-922.94</text:p>
          </table:table-cell>
          <table:table-cell table:formula="oooc:=MAX([.C102:.C111])" office:value-type="float" office:value="60.659732">
            <text:p>60.66</text:p>
          </table:table-cell>
          <table:table-cell table:formula="oooc:=MIN([.C102:.C111])" office:value-type="float" office:value="39.292659">
            <text:p>39.29</text:p>
          </table:table-cell>
          <table:table-cell table:formula="oooc:=AVERAGE([.C102:.C111])" office:value-type="float" office:value="54.1870175">
            <text:p>54.19</text:p>
          </table:table-cell>
          <table:table-cell table:formula="oooc:=MAX([.D102:.D111])" office:value-type="float" office:value="-31.86">
            <text:p>-31.86</text:p>
          </table:table-cell>
          <table:table-cell table:formula="oooc:=MIN([.D102:.D111])" office:value-type="float" office:value="-977.82">
            <text:p>-977.82</text:p>
          </table:table-cell>
          <table:table-cell table:formula="oooc:=AVERAGE([.D102:.D111])" office:value-type="float" office:value="-740.36">
            <text:p>-740.36</text:p>
          </table:table-cell>
          <table:table-cell table:formula="oooc:=MAX([.E102:.E111])" office:value-type="float" office:value="263.46">
            <text:p>263.46</text:p>
          </table:table-cell>
          <table:table-cell table:formula="oooc:=MIN([.E102:.E111])" office:value-type="float" office:value="21.86">
            <text:p>21.86</text:p>
          </table:table-cell>
          <table:table-cell table:formula="oooc:=AVERAGE([.E102:.E111])" office:value-type="float" office:value="118.368">
            <text:p>118.37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61.9613922785">
            <text:p>-961.96</text:p>
          </table:table-cell>
          <table:table-cell office:value-type="float" office:value="37.213843">
            <text:p>37.21</text:p>
          </table:table-cell>
          <table:table-cell office:value-type="float" office:value="-960.14">
            <text:p>-960.14</text:p>
          </table:table-cell>
          <table:table-cell office:value-type="float" office:value="39.34">
            <text:p>39.34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6.0860172034">
            <text:p>-956.09</text:p>
          </table:table-cell>
          <table:table-cell office:value-type="float" office:value="38.817664">
            <text:p>38.82</text:p>
          </table:table-cell>
          <table:table-cell office:value-type="float" office:value="-945.9">
            <text:p>-945.9</text:p>
          </table:table-cell>
          <table:table-cell office:value-type="float" office:value="52.3">
            <text:p>52.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7.9886977395">
            <text:p>-957.99</text:p>
          </table:table-cell>
          <table:table-cell office:value-type="float" office:value="37.235847">
            <text:p>37.24</text:p>
          </table:table-cell>
          <table:table-cell office:value-type="float" office:value="-953.86">
            <text:p>-953.86</text:p>
          </table:table-cell>
          <table:table-cell office:value-type="float" office:value="45.68">
            <text:p>45.6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6.875775155">
            <text:p>-956.88</text:p>
          </table:table-cell>
          <table:table-cell office:value-type="float" office:value="39.035707">
            <text:p>39.04</text:p>
          </table:table-cell>
          <table:table-cell office:value-type="float" office:value="-960.02">
            <text:p>-960.02</text:p>
          </table:table-cell>
          <table:table-cell office:value-type="float" office:value="39.3">
            <text:p>39.3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4.5867173435">
            <text:p>-954.59</text:p>
          </table:table-cell>
          <table:table-cell office:value-type="float" office:value="38.604821">
            <text:p>38.6</text:p>
          </table:table-cell>
          <table:table-cell office:value-type="float" office:value="-954.6">
            <text:p>-954.6</text:p>
          </table:table-cell>
          <table:table-cell office:value-type="float" office:value="44.62">
            <text:p>44.6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64.0186037207">
            <text:p>-964.02</text:p>
          </table:table-cell>
          <table:table-cell office:value-type="float" office:value="35.222244">
            <text:p>35.22</text:p>
          </table:table-cell>
          <table:table-cell office:value-type="float" office:value="-965.9">
            <text:p>-965.9</text:p>
          </table:table-cell>
          <table:table-cell office:value-type="float" office:value="32.78">
            <text:p>32.7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63.9918983797">
            <text:p>-963.99</text:p>
          </table:table-cell>
          <table:table-cell office:value-type="float" office:value="35.436187">
            <text:p>35.44</text:p>
          </table:table-cell>
          <table:table-cell office:value-type="float" office:value="-957.02">
            <text:p>-957.02</text:p>
          </table:table-cell>
          <table:table-cell office:value-type="float" office:value="42.14">
            <text:p>42.14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66.149729946">
            <text:p>-966.15</text:p>
          </table:table-cell>
          <table:table-cell office:value-type="float" office:value="31.114223">
            <text:p>31.11</text:p>
          </table:table-cell>
          <table:table-cell office:value-type="float" office:value="-984.02">
            <text:p>-984.02</text:p>
          </table:table-cell>
          <table:table-cell office:value-type="float" office:value="15.78">
            <text:p>15.78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6.99959992">
            <text:p>-957</text:p>
          </table:table-cell>
          <table:table-cell office:value-type="float" office:value="38.745049">
            <text:p>38.75</text:p>
          </table:table-cell>
          <table:table-cell office:value-type="float" office:value="-978.34">
            <text:p>-978.34</text:p>
          </table:table-cell>
          <table:table-cell office:value-type="float" office:value="21.32">
            <text:p>21.3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56.4056811362">
            <text:p>-956.41</text:p>
          </table:table-cell>
          <table:table-cell office:value-type="float" office:value="39.604721">
            <text:p>39.6</text:p>
          </table:table-cell>
          <table:table-cell office:value-type="float" office:value="-971.42">
            <text:p>-971.42</text:p>
          </table:table-cell>
          <table:table-cell office:value-type="float" office:value="28.12">
            <text:p>28.12</text:p>
          </table:table-cell>
          <table:table-cell table:formula="oooc:=[.A123]" office:value-type="float" office:value="0">
            <text:p>0</text:p>
          </table:table-cell>
          <table:table-cell table:formula="oooc:=MAX([.B114:.B123])" office:value-type="float" office:value="-954.5867173435">
            <text:p>-954.59</text:p>
          </table:table-cell>
          <table:table-cell table:formula="oooc:=MIN([.B114:.B123])" office:value-type="float" office:value="-966.149729946">
            <text:p>-966.15</text:p>
          </table:table-cell>
          <table:table-cell table:formula="oooc:=AVERAGE([.B114:.B123])" office:value-type="float" office:value="-959.50641128225">
            <text:p>-959.51</text:p>
          </table:table-cell>
          <table:table-cell table:formula="oooc:=MAX([.C114:.C123])" office:value-type="float" office:value="39.604721">
            <text:p>39.6</text:p>
          </table:table-cell>
          <table:table-cell table:formula="oooc:=MIN([.C114:.C123])" office:value-type="float" office:value="31.114223">
            <text:p>31.11</text:p>
          </table:table-cell>
          <table:table-cell table:formula="oooc:=AVERAGE([.C114:.C123])" office:value-type="float" office:value="37.1030306">
            <text:p>37.1</text:p>
          </table:table-cell>
          <table:table-cell table:formula="oooc:=MAX([.D114:.D123])" office:value-type="float" office:value="-945.9">
            <text:p>-945.9</text:p>
          </table:table-cell>
          <table:table-cell table:formula="oooc:=MIN([.D114:.D123])" office:value-type="float" office:value="-984.02">
            <text:p>-984.02</text:p>
          </table:table-cell>
          <table:table-cell table:formula="oooc:=AVERAGE([.D114:.D123])" office:value-type="float" office:value="-963.122">
            <text:p>-963.12</text:p>
          </table:table-cell>
          <table:table-cell table:formula="oooc:=MAX([.E114:.E123])" office:value-type="float" office:value="52.3">
            <text:p>52.3</text:p>
          </table:table-cell>
          <table:table-cell table:formula="oooc:=MIN([.E114:.E123])" office:value-type="float" office:value="15.78">
            <text:p>15.78</text:p>
          </table:table-cell>
          <table:table-cell table:formula="oooc:=AVERAGE([.E114:.E123])" office:value-type="float" office:value="36.138">
            <text:p>36.1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61.0526105221">
            <text:p>-961.05</text:p>
          </table:table-cell>
          <table:table-cell office:value-type="float" office:value="38.131426">
            <text:p>38.13</text:p>
          </table:table-cell>
          <table:table-cell office:value-type="float" office:value="-958.08">
            <text:p>-958.08</text:p>
          </table:table-cell>
          <table:table-cell office:value-type="float" office:value="40.72">
            <text:p>40.72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9.2179435887">
            <text:p>-959.22</text:p>
          </table:table-cell>
          <table:table-cell office:value-type="float" office:value="37.418284">
            <text:p>37.42</text:p>
          </table:table-cell>
          <table:table-cell office:value-type="float" office:value="-914.32">
            <text:p>-914.32</text:p>
          </table:table-cell>
          <table:table-cell office:value-type="float" office:value="44.46">
            <text:p>44.4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5.0432086417">
            <text:p>-955.04</text:p>
          </table:table-cell>
          <table:table-cell office:value-type="float" office:value="39.780956">
            <text:p>39.78</text:p>
          </table:table-cell>
          <table:table-cell office:value-type="float" office:value="-953">
            <text:p>-953</text:p>
          </table:table-cell>
          <table:table-cell office:value-type="float" office:value="45.88">
            <text:p>45.88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9.6324264853">
            <text:p>-959.63</text:p>
          </table:table-cell>
          <table:table-cell office:value-type="float" office:value="37.827866">
            <text:p>37.83</text:p>
          </table:table-cell>
          <table:table-cell office:value-type="float" office:value="-958.56">
            <text:p>-958.56</text:p>
          </table:table-cell>
          <table:table-cell office:value-type="float" office:value="41.06">
            <text:p>41.0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71.1293258652">
            <text:p>-971.13</text:p>
          </table:table-cell>
          <table:table-cell office:value-type="float" office:value="27.934687">
            <text:p>27.93</text:p>
          </table:table-cell>
          <table:table-cell office:value-type="float" office:value="-980.68">
            <text:p>-980.68</text:p>
          </table:table-cell>
          <table:table-cell office:value-type="float" office:value="18.96">
            <text:p>18.9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9.4168833767">
            <text:p>-959.42</text:p>
          </table:table-cell>
          <table:table-cell office:value-type="float" office:value="37.888078">
            <text:p>37.89</text:p>
          </table:table-cell>
          <table:table-cell office:value-type="float" office:value="-973.58">
            <text:p>-973.58</text:p>
          </table:table-cell>
          <table:table-cell office:value-type="float" office:value="25.9">
            <text:p>25.9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4.0894178836">
            <text:p>-954.09</text:p>
          </table:table-cell>
          <table:table-cell office:value-type="float" office:value="39.688838">
            <text:p>39.69</text:p>
          </table:table-cell>
          <table:table-cell office:value-type="float" office:value="-958.38">
            <text:p>-958.38</text:p>
          </table:table-cell>
          <table:table-cell office:value-type="float" office:value="40.36">
            <text:p>40.3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61.8916783357">
            <text:p>-961.89</text:p>
          </table:table-cell>
          <table:table-cell office:value-type="float" office:value="34.913383">
            <text:p>34.91</text:p>
          </table:table-cell>
          <table:table-cell office:value-type="float" office:value="-963.52">
            <text:p>-963.52</text:p>
          </table:table-cell>
          <table:table-cell office:value-type="float" office:value="35.46">
            <text:p>35.46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7.1832366473">
            <text:p>-957.18</text:p>
          </table:table-cell>
          <table:table-cell office:value-type="float" office:value="38.654231">
            <text:p>38.65</text:p>
          </table:table-cell>
          <table:table-cell office:value-type="float" office:value="-737.22">
            <text:p>-737.22</text:p>
          </table:table-cell>
          <table:table-cell office:value-type="float" office:value="139.44">
            <text:p>139.44</text:p>
          </table:table-cell>
          <table:table-cell table:number-columns-repeated="1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958.1859371874">
            <text:p>-958.19</text:p>
          </table:table-cell>
          <table:table-cell office:value-type="float" office:value="38.514603">
            <text:p>38.51</text:p>
          </table:table-cell>
          <table:table-cell office:value-type="float" office:value="-951.32">
            <text:p>-951.32</text:p>
          </table:table-cell>
          <table:table-cell office:value-type="float" office:value="46.46">
            <text:p>46.46</text:p>
          </table:table-cell>
          <table:table-cell table:formula="oooc:=[.A133]" office:value-type="float" office:value="0.1">
            <text:p>0.1</text:p>
          </table:table-cell>
          <table:table-cell table:formula="oooc:=MAX([.B124:.B133])" office:value-type="float" office:value="-954.0894178836">
            <text:p>-954.09</text:p>
          </table:table-cell>
          <table:table-cell table:formula="oooc:=MIN([.B124:.B133])" office:value-type="float" office:value="-971.1293258652">
            <text:p>-971.13</text:p>
          </table:table-cell>
          <table:table-cell table:formula="oooc:=AVERAGE([.B124:.B133])" office:value-type="float" office:value="-959.68426685337">
            <text:p>-959.68</text:p>
          </table:table-cell>
          <table:table-cell table:formula="oooc:=MAX([.C124:.C133])" office:value-type="float" office:value="39.780956">
            <text:p>39.78</text:p>
          </table:table-cell>
          <table:table-cell table:formula="oooc:=MIN([.C124:.C133])" office:value-type="float" office:value="27.934687">
            <text:p>27.93</text:p>
          </table:table-cell>
          <table:table-cell table:formula="oooc:=AVERAGE([.C124:.C133])" office:value-type="float" office:value="37.0752352">
            <text:p>37.08</text:p>
          </table:table-cell>
          <table:table-cell table:formula="oooc:=MAX([.D124:.D133])" office:value-type="float" office:value="-737.22">
            <text:p>-737.22</text:p>
          </table:table-cell>
          <table:table-cell table:formula="oooc:=MIN([.D124:.D133])" office:value-type="float" office:value="-980.68">
            <text:p>-980.68</text:p>
          </table:table-cell>
          <table:table-cell table:formula="oooc:=AVERAGE([.D124:.D133])" office:value-type="float" office:value="-934.866">
            <text:p>-934.87</text:p>
          </table:table-cell>
          <table:table-cell table:formula="oooc:=MAX([.E124:.E133])" office:value-type="float" office:value="139.44">
            <text:p>139.44</text:p>
          </table:table-cell>
          <table:table-cell table:formula="oooc:=MIN([.E124:.E133])" office:value-type="float" office:value="18.96">
            <text:p>18.96</text:p>
          </table:table-cell>
          <table:table-cell table:formula="oooc:=AVERAGE([.E124:.E133])" office:value-type="float" office:value="47.87">
            <text:p>47.8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1.3328665733">
            <text:p>-961.33</text:p>
          </table:table-cell>
          <table:table-cell office:value-type="float" office:value="36.540008">
            <text:p>36.54</text:p>
          </table:table-cell>
          <table:table-cell office:value-type="float" office:value="-951.7">
            <text:p>-951.7</text:p>
          </table:table-cell>
          <table:table-cell office:value-type="float" office:value="27.92">
            <text:p>27.92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72.874674935">
            <text:p>-972.87</text:p>
          </table:table-cell>
          <table:table-cell office:value-type="float" office:value="26.532406">
            <text:p>26.53</text:p>
          </table:table-cell>
          <table:table-cell office:value-type="float" office:value="-964.54">
            <text:p>-964.54</text:p>
          </table:table-cell>
          <table:table-cell office:value-type="float" office:value="34.58">
            <text:p>34.5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57.1213242649">
            <text:p>-957.12</text:p>
          </table:table-cell>
          <table:table-cell office:value-type="float" office:value="38.931186">
            <text:p>38.93</text:p>
          </table:table-cell>
          <table:table-cell office:value-type="float" office:value="-958.12">
            <text:p>-958.12</text:p>
          </table:table-cell>
          <table:table-cell office:value-type="float" office:value="41.3">
            <text:p>41.3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70.2544508902">
            <text:p>-970.25</text:p>
          </table:table-cell>
          <table:table-cell office:value-type="float" office:value="27.741348">
            <text:p>27.74</text:p>
          </table:table-cell>
          <table:table-cell office:value-type="float" office:value="-958.22">
            <text:p>-958.22</text:p>
          </table:table-cell>
          <table:table-cell office:value-type="float" office:value="40.88">
            <text:p>40.8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53.8947789558">
            <text:p>-953.89</text:p>
          </table:table-cell>
          <table:table-cell office:value-type="float" office:value="40.006701">
            <text:p>40.01</text:p>
          </table:table-cell>
          <table:table-cell office:value-type="float" office:value="-906.68">
            <text:p>-906.68</text:p>
          </table:table-cell>
          <table:table-cell office:value-type="float" office:value="52.06">
            <text:p>52.06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50.5299059812">
            <text:p>-950.53</text:p>
          </table:table-cell>
          <table:table-cell office:value-type="float" office:value="39.105421">
            <text:p>39.11</text:p>
          </table:table-cell>
          <table:table-cell office:value-type="float" office:value="-963.44">
            <text:p>-963.44</text:p>
          </table:table-cell>
          <table:table-cell office:value-type="float" office:value="35.76">
            <text:p>35.76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1.3827765553">
            <text:p>-961.38</text:p>
          </table:table-cell>
          <table:table-cell office:value-type="float" office:value="37.336067">
            <text:p>37.34</text:p>
          </table:table-cell>
          <table:table-cell office:value-type="float" office:value="-962.22">
            <text:p>-962.22</text:p>
          </table:table-cell>
          <table:table-cell office:value-type="float" office:value="37.38">
            <text:p>37.3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56.6397279456">
            <text:p>-956.64</text:p>
          </table:table-cell>
          <table:table-cell office:value-type="float" office:value="38.783857">
            <text:p>38.78</text:p>
          </table:table-cell>
          <table:table-cell office:value-type="float" office:value="-961.74">
            <text:p>-961.74</text:p>
          </table:table-cell>
          <table:table-cell office:value-type="float" office:value="37.46">
            <text:p>37.46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63.224644929">
            <text:p>-963.22</text:p>
          </table:table-cell>
          <table:table-cell office:value-type="float" office:value="33.656831">
            <text:p>33.66</text:p>
          </table:table-cell>
          <table:table-cell office:value-type="float" office:value="-958.9">
            <text:p>-958.9</text:p>
          </table:table-cell>
          <table:table-cell office:value-type="float" office:value="40.68">
            <text:p>40.68</text:p>
          </table:table-cell>
          <table:table-cell table:number-columns-repeated="1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952.7716543309">
            <text:p>-952.77</text:p>
          </table:table-cell>
          <table:table-cell office:value-type="float" office:value="40.367674">
            <text:p>40.37</text:p>
          </table:table-cell>
          <table:table-cell office:value-type="float" office:value="-963.16">
            <text:p>-963.16</text:p>
          </table:table-cell>
          <table:table-cell office:value-type="float" office:value="35.78">
            <text:p>35.78</text:p>
          </table:table-cell>
          <table:table-cell table:formula="oooc:=[.A143]" office:value-type="float" office:value="0.2">
            <text:p>0.2</text:p>
          </table:table-cell>
          <table:table-cell table:formula="oooc:=MAX([.B134:.B143])" office:value-type="float" office:value="-950.5299059812">
            <text:p>-950.53</text:p>
          </table:table-cell>
          <table:table-cell table:formula="oooc:=MIN([.B134:.B143])" office:value-type="float" office:value="-972.874674935">
            <text:p>-972.87</text:p>
          </table:table-cell>
          <table:table-cell table:formula="oooc:=AVERAGE([.B134:.B143])" office:value-type="float" office:value="-960.00268053612">
            <text:p>-960</text:p>
          </table:table-cell>
          <table:table-cell table:formula="oooc:=MAX([.C134:.C143])" office:value-type="float" office:value="40.367674">
            <text:p>40.37</text:p>
          </table:table-cell>
          <table:table-cell table:formula="oooc:=MIN([.C134:.C143])" office:value-type="float" office:value="26.532406">
            <text:p>26.53</text:p>
          </table:table-cell>
          <table:table-cell table:formula="oooc:=AVERAGE([.C134:.C143])" office:value-type="float" office:value="35.9001499">
            <text:p>35.9</text:p>
          </table:table-cell>
          <table:table-cell table:formula="oooc:=MAX([.D134:.D143])" office:value-type="float" office:value="-906.68">
            <text:p>-906.68</text:p>
          </table:table-cell>
          <table:table-cell table:formula="oooc:=MIN([.D134:.D143])" office:value-type="float" office:value="-964.54">
            <text:p>-964.54</text:p>
          </table:table-cell>
          <table:table-cell table:formula="oooc:=AVERAGE([.D134:.D143])" office:value-type="float" office:value="-954.872">
            <text:p>-954.87</text:p>
          </table:table-cell>
          <table:table-cell table:formula="oooc:=MAX([.E134:.E143])" office:value-type="float" office:value="52.06">
            <text:p>52.06</text:p>
          </table:table-cell>
          <table:table-cell table:formula="oooc:=MIN([.E134:.E143])" office:value-type="float" office:value="27.92">
            <text:p>27.92</text:p>
          </table:table-cell>
          <table:table-cell table:formula="oooc:=AVERAGE([.E134:.E143])" office:value-type="float" office:value="38.38">
            <text:p>38.38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0.3935787157">
            <text:p>-960.39</text:p>
          </table:table-cell>
          <table:table-cell office:value-type="float" office:value="38.184737">
            <text:p>38.18</text:p>
          </table:table-cell>
          <table:table-cell office:value-type="float" office:value="-962.26">
            <text:p>-962.26</text:p>
          </table:table-cell>
          <table:table-cell office:value-type="float" office:value="36.36">
            <text:p>36.3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3.8268653731">
            <text:p>-963.83</text:p>
          </table:table-cell>
          <table:table-cell office:value-type="float" office:value="34.522705">
            <text:p>34.52</text:p>
          </table:table-cell>
          <table:table-cell office:value-type="float" office:value="-958.22">
            <text:p>-958.22</text:p>
          </table:table-cell>
          <table:table-cell office:value-type="float" office:value="41.02">
            <text:p>41.02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0.8879775955">
            <text:p>-960.89</text:p>
          </table:table-cell>
          <table:table-cell office:value-type="float" office:value="38.280456">
            <text:p>38.28</text:p>
          </table:table-cell>
          <table:table-cell office:value-type="float" office:value="-957.1">
            <text:p>-957.1</text:p>
          </table:table-cell>
          <table:table-cell office:value-type="float" office:value="42.36">
            <text:p>42.3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56.9762952591">
            <text:p>-956.98</text:p>
          </table:table-cell>
          <table:table-cell office:value-type="float" office:value="38.105421">
            <text:p>38.11</text:p>
          </table:table-cell>
          <table:table-cell office:value-type="float" office:value="-963.74">
            <text:p>-963.74</text:p>
          </table:table-cell>
          <table:table-cell office:value-type="float" office:value="35.88">
            <text:p>35.88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1.7702540508">
            <text:p>-961.77</text:p>
          </table:table-cell>
          <table:table-cell office:value-type="float" office:value="35.606921">
            <text:p>35.61</text:p>
          </table:table-cell>
          <table:table-cell office:value-type="float" office:value="-961.22">
            <text:p>-961.22</text:p>
          </table:table-cell>
          <table:table-cell office:value-type="float" office:value="37.76">
            <text:p>37.7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846.2459491898">
            <text:p>-846.25</text:p>
          </table:table-cell>
          <table:table-cell office:value-type="float" office:value="70.566713">
            <text:p>70.57</text:p>
          </table:table-cell>
          <table:table-cell office:value-type="float" office:value="-955.88">
            <text:p>-955.88</text:p>
          </table:table-cell>
          <table:table-cell office:value-type="float" office:value="43.42">
            <text:p>43.42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59.2910582116">
            <text:p>-959.29</text:p>
          </table:table-cell>
          <table:table-cell office:value-type="float" office:value="37.873875">
            <text:p>37.87</text:p>
          </table:table-cell>
          <table:table-cell office:value-type="float" office:value="-902.48">
            <text:p>-902.48</text:p>
          </table:table-cell>
          <table:table-cell office:value-type="float" office:value="77.02">
            <text:p>77.02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2.2536507301">
            <text:p>-962.25</text:p>
          </table:table-cell>
          <table:table-cell office:value-type="float" office:value="35.810962">
            <text:p>35.81</text:p>
          </table:table-cell>
          <table:table-cell office:value-type="float" office:value="-955.22">
            <text:p>-955.22</text:p>
          </table:table-cell>
          <table:table-cell office:value-type="float" office:value="43.16">
            <text:p>43.16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66.4273854771">
            <text:p>-966.43</text:p>
          </table:table-cell>
          <table:table-cell office:value-type="float" office:value="32.54831">
            <text:p>32.55</text:p>
          </table:table-cell>
          <table:table-cell office:value-type="float" office:value="-959.76">
            <text:p>-959.76</text:p>
          </table:table-cell>
          <table:table-cell office:value-type="float" office:value="38.94">
            <text:p>38.94</text:p>
          </table:table-cell>
          <table:table-cell table:number-columns-repeated="1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959.2131426285">
            <text:p>-959.21</text:p>
          </table:table-cell>
          <table:table-cell office:value-type="float" office:value="37.482096">
            <text:p>37.48</text:p>
          </table:table-cell>
          <table:table-cell office:value-type="float" office:value="-961.32">
            <text:p>-961.32</text:p>
          </table:table-cell>
          <table:table-cell office:value-type="float" office:value="37.92">
            <text:p>37.92</text:p>
          </table:table-cell>
          <table:table-cell table:formula="oooc:=[.A153]" office:value-type="float" office:value="0.3">
            <text:p>0.3</text:p>
          </table:table-cell>
          <table:table-cell table:formula="oooc:=MAX([.B144:.B153])" office:value-type="float" office:value="-846.2459491898">
            <text:p>-846.25</text:p>
          </table:table-cell>
          <table:table-cell table:formula="oooc:=MIN([.B144:.B153])" office:value-type="float" office:value="-966.4273854771">
            <text:p>-966.43</text:p>
          </table:table-cell>
          <table:table-cell table:formula="oooc:=AVERAGE([.B144:.B153])" office:value-type="float" office:value="-949.72861572313">
            <text:p>-949.73</text:p>
          </table:table-cell>
          <table:table-cell table:formula="oooc:=MAX([.C144:.C153])" office:value-type="float" office:value="70.566713">
            <text:p>70.57</text:p>
          </table:table-cell>
          <table:table-cell table:formula="oooc:=MIN([.C144:.C153])" office:value-type="float" office:value="32.54831">
            <text:p>32.55</text:p>
          </table:table-cell>
          <table:table-cell table:formula="oooc:=AVERAGE([.C144:.C153])" office:value-type="float" office:value="39.8982196">
            <text:p>39.9</text:p>
          </table:table-cell>
          <table:table-cell table:formula="oooc:=MAX([.D144:.D153])" office:value-type="float" office:value="-902.48">
            <text:p>-902.48</text:p>
          </table:table-cell>
          <table:table-cell table:formula="oooc:=MIN([.D144:.D153])" office:value-type="float" office:value="-963.74">
            <text:p>-963.74</text:p>
          </table:table-cell>
          <table:table-cell table:formula="oooc:=AVERAGE([.D144:.D153])" office:value-type="float" office:value="-953.72">
            <text:p>-953.72</text:p>
          </table:table-cell>
          <table:table-cell table:formula="oooc:=MAX([.E144:.E153])" office:value-type="float" office:value="77.02">
            <text:p>77.02</text:p>
          </table:table-cell>
          <table:table-cell table:formula="oooc:=MIN([.E144:.E153])" office:value-type="float" office:value="35.88">
            <text:p>35.88</text:p>
          </table:table-cell>
          <table:table-cell table:formula="oooc:=AVERAGE([.E144:.E153])" office:value-type="float" office:value="43.384">
            <text:p>43.3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70.9825965193">
            <text:p>-970.98</text:p>
          </table:table-cell>
          <table:table-cell office:value-type="float" office:value="27.832166">
            <text:p>27.83</text:p>
          </table:table-cell>
          <table:table-cell office:value-type="float" office:value="-967.18">
            <text:p>-967.18</text:p>
          </table:table-cell>
          <table:table-cell office:value-type="float" office:value="32.18">
            <text:p>32.18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57.4789957992">
            <text:p>-957.48</text:p>
          </table:table-cell>
          <table:table-cell office:value-type="float" office:value="38.012002">
            <text:p>38.01</text:p>
          </table:table-cell>
          <table:table-cell office:value-type="float" office:value="-963.34">
            <text:p>-963.34</text:p>
          </table:table-cell>
          <table:table-cell office:value-type="float" office:value="36.12">
            <text:p>36.12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70.0719143829">
            <text:p>-970.07</text:p>
          </table:table-cell>
          <table:table-cell office:value-type="float" office:value="27.027506">
            <text:p>27.03</text:p>
          </table:table-cell>
          <table:table-cell office:value-type="float" office:value="-961.92">
            <text:p>-961.92</text:p>
          </table:table-cell>
          <table:table-cell office:value-type="float" office:value="37.6">
            <text:p>37.6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77.8854770954">
            <text:p>-977.89</text:p>
          </table:table-cell>
          <table:table-cell office:value-type="float" office:value="20.90048">
            <text:p>20.9</text:p>
          </table:table-cell>
          <table:table-cell office:value-type="float" office:value="-957.68">
            <text:p>-957.68</text:p>
          </table:table-cell>
          <table:table-cell office:value-type="float" office:value="41.62">
            <text:p>41.62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58.3539707942">
            <text:p>-958.35</text:p>
          </table:table-cell>
          <table:table-cell office:value-type="float" office:value="37.40048">
            <text:p>37.4</text:p>
          </table:table-cell>
          <table:table-cell office:value-type="float" office:value="-964.04">
            <text:p>-964.04</text:p>
          </table:table-cell>
          <table:table-cell office:value-type="float" office:value="35.58">
            <text:p>35.58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66.0529105821">
            <text:p>-966.05</text:p>
          </table:table-cell>
          <table:table-cell office:value-type="float" office:value="32.127626">
            <text:p>32.13</text:p>
          </table:table-cell>
          <table:table-cell office:value-type="float" office:value="-958.8">
            <text:p>-958.8</text:p>
          </table:table-cell>
          <table:table-cell office:value-type="float" office:value="40.32">
            <text:p>40.32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58.8555711142">
            <text:p>-958.86</text:p>
          </table:table-cell>
          <table:table-cell office:value-type="float" office:value="37.358572">
            <text:p>37.36</text:p>
          </table:table-cell>
          <table:table-cell office:value-type="float" office:value="-957.42">
            <text:p>-957.42</text:p>
          </table:table-cell>
          <table:table-cell office:value-type="float" office:value="41.92">
            <text:p>41.92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63.950390078">
            <text:p>-963.95</text:p>
          </table:table-cell>
          <table:table-cell office:value-type="float" office:value="32.338368">
            <text:p>32.34</text:p>
          </table:table-cell>
          <table:table-cell office:value-type="float" office:value="-977.7">
            <text:p>-977.7</text:p>
          </table:table-cell>
          <table:table-cell office:value-type="float" office:value="21.98">
            <text:p>21.98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67.8643728746">
            <text:p>-967.86</text:p>
          </table:table-cell>
          <table:table-cell office:value-type="float" office:value="28.166733">
            <text:p>28.17</text:p>
          </table:table-cell>
          <table:table-cell office:value-type="float" office:value="-954.12">
            <text:p>-954.12</text:p>
          </table:table-cell>
          <table:table-cell office:value-type="float" office:value="43.64">
            <text:p>43.64</text:p>
          </table:table-cell>
          <table:table-cell table:number-columns-repeated="1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972.9833966793">
            <text:p>-972.98</text:p>
          </table:table-cell>
          <table:table-cell office:value-type="float" office:value="26.508502">
            <text:p>26.51</text:p>
          </table:table-cell>
          <table:table-cell office:value-type="float" office:value="-763.62">
            <text:p>-763.62</text:p>
          </table:table-cell>
          <table:table-cell office:value-type="float" office:value="133.66">
            <text:p>133.66</text:p>
          </table:table-cell>
          <table:table-cell table:formula="oooc:=[.A163]" office:value-type="float" office:value="0.4">
            <text:p>0.4</text:p>
          </table:table-cell>
          <table:table-cell table:formula="oooc:=MAX([.B154:.B163])" office:value-type="float" office:value="-957.4789957992">
            <text:p>-957.48</text:p>
          </table:table-cell>
          <table:table-cell table:formula="oooc:=MIN([.B154:.B163])" office:value-type="float" office:value="-977.8854770954">
            <text:p>-977.89</text:p>
          </table:table-cell>
          <table:table-cell table:formula="oooc:=AVERAGE([.B154:.B163])" office:value-type="float" office:value="-966.44795959192">
            <text:p>-966.45</text:p>
          </table:table-cell>
          <table:table-cell table:formula="oooc:=MAX([.C154:.C163])" office:value-type="float" office:value="38.012002">
            <text:p>38.01</text:p>
          </table:table-cell>
          <table:table-cell table:formula="oooc:=MIN([.C154:.C163])" office:value-type="float" office:value="20.90048">
            <text:p>20.9</text:p>
          </table:table-cell>
          <table:table-cell table:formula="oooc:=AVERAGE([.C154:.C163])" office:value-type="float" office:value="30.7672435">
            <text:p>30.77</text:p>
          </table:table-cell>
          <table:table-cell table:formula="oooc:=MAX([.D154:.D163])" office:value-type="float" office:value="-763.62">
            <text:p>-763.62</text:p>
          </table:table-cell>
          <table:table-cell table:formula="oooc:=MIN([.D154:.D163])" office:value-type="float" office:value="-977.7">
            <text:p>-977.7</text:p>
          </table:table-cell>
          <table:table-cell table:formula="oooc:=AVERAGE([.D154:.D163])" office:value-type="float" office:value="-942.582">
            <text:p>-942.58</text:p>
          </table:table-cell>
          <table:table-cell table:formula="oooc:=MAX([.E154:.E163])" office:value-type="float" office:value="133.66">
            <text:p>133.66</text:p>
          </table:table-cell>
          <table:table-cell table:formula="oooc:=MIN([.E154:.E163])" office:value-type="float" office:value="21.98">
            <text:p>21.98</text:p>
          </table:table-cell>
          <table:table-cell table:formula="oooc:=AVERAGE([.E154:.E163])" office:value-type="float" office:value="46.462">
            <text:p>46.4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9.9601920384">
            <text:p>-969.96</text:p>
          </table:table-cell>
          <table:table-cell office:value-type="float" office:value="28.466793">
            <text:p>28.47</text:p>
          </table:table-cell>
          <table:table-cell office:value-type="float" office:value="-959.14">
            <text:p>-959.14</text:p>
          </table:table-cell>
          <table:table-cell office:value-type="float" office:value="40.32">
            <text:p>40.32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58.6987397479">
            <text:p>-958.7</text:p>
          </table:table-cell>
          <table:table-cell office:value-type="float" office:value="36.407081">
            <text:p>36.41</text:p>
          </table:table-cell>
          <table:table-cell office:value-type="float" office:value="-971.7">
            <text:p>-971.7</text:p>
          </table:table-cell>
          <table:table-cell office:value-type="float" office:value="27.1">
            <text:p>27.1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1.575615123">
            <text:p>-961.58</text:p>
          </table:table-cell>
          <table:table-cell office:value-type="float" office:value="37.102721">
            <text:p>37.1</text:p>
          </table:table-cell>
          <table:table-cell office:value-type="float" office:value="-961.8">
            <text:p>-961.8</text:p>
          </table:table-cell>
          <table:table-cell office:value-type="float" office:value="37.72">
            <text:p>37.72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83.100420084">
            <text:p>-983.1</text:p>
          </table:table-cell>
          <table:table-cell office:value-type="float" office:value="16.578816">
            <text:p>16.58</text:p>
          </table:table-cell>
          <table:table-cell office:value-type="float" office:value="-986.2">
            <text:p>-986.2</text:p>
          </table:table-cell>
          <table:table-cell office:value-type="float" office:value="13.48">
            <text:p>13.48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0.9557911582">
            <text:p>-960.96</text:p>
          </table:table-cell>
          <table:table-cell office:value-type="float" office:value="37.142028">
            <text:p>37.14</text:p>
          </table:table-cell>
          <table:table-cell office:value-type="float" office:value="-968.26">
            <text:p>-968.26</text:p>
          </table:table-cell>
          <table:table-cell office:value-type="float" office:value="30.72">
            <text:p>30.72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1.0442088418">
            <text:p>-961.04</text:p>
          </table:table-cell>
          <table:table-cell office:value-type="float" office:value="36.789058">
            <text:p>36.79</text:p>
          </table:table-cell>
          <table:table-cell office:value-type="float" office:value="-960.34">
            <text:p>-960.34</text:p>
          </table:table-cell>
          <table:table-cell office:value-type="float" office:value="39">
            <text:p>39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1.1461292258">
            <text:p>-961.15</text:p>
          </table:table-cell>
          <table:table-cell office:value-type="float" office:value="35.546009">
            <text:p>35.55</text:p>
          </table:table-cell>
          <table:table-cell office:value-type="float" office:value="-959.9">
            <text:p>-959.9</text:p>
          </table:table-cell>
          <table:table-cell office:value-type="float" office:value="38.9">
            <text:p>38.9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66.473994799">
            <text:p>-966.47</text:p>
          </table:table-cell>
          <table:table-cell office:value-type="float" office:value="32.859172">
            <text:p>32.86</text:p>
          </table:table-cell>
          <table:table-cell office:value-type="float" office:value="-984.86">
            <text:p>-984.86</text:p>
          </table:table-cell>
          <table:table-cell office:value-type="float" office:value="14.96">
            <text:p>14.96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56.0273054611">
            <text:p>-956.03</text:p>
          </table:table-cell>
          <table:table-cell office:value-type="float" office:value="39.135427">
            <text:p>39.14</text:p>
          </table:table-cell>
          <table:table-cell office:value-type="float" office:value="-960.94">
            <text:p>-960.94</text:p>
          </table:table-cell>
          <table:table-cell office:value-type="float" office:value="38.18">
            <text:p>38.18</text:p>
          </table:table-cell>
          <table:table-cell table:number-columns-repeated="13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976.9896979396">
            <text:p>-976.99</text:p>
          </table:table-cell>
          <table:table-cell office:value-type="float" office:value="22.270754">
            <text:p>22.27</text:p>
          </table:table-cell>
          <table:table-cell office:value-type="float" office:value="-956.22">
            <text:p>-956.22</text:p>
          </table:table-cell>
          <table:table-cell office:value-type="float" office:value="43.08">
            <text:p>43.08</text:p>
          </table:table-cell>
          <table:table-cell table:formula="oooc:=[.A173]" office:value-type="float" office:value="0.5">
            <text:p>0.5</text:p>
          </table:table-cell>
          <table:table-cell table:formula="oooc:=MAX([.B164:.B173])" office:value-type="float" office:value="-956.0273054611">
            <text:p>-956.03</text:p>
          </table:table-cell>
          <table:table-cell table:formula="oooc:=MIN([.B164:.B173])" office:value-type="float" office:value="-983.100420084">
            <text:p>-983.1</text:p>
          </table:table-cell>
          <table:table-cell table:formula="oooc:=AVERAGE([.B164:.B173])" office:value-type="float" office:value="-965.59720944188">
            <text:p>-965.6</text:p>
          </table:table-cell>
          <table:table-cell table:formula="oooc:=MAX([.C164:.C173])" office:value-type="float" office:value="39.135427">
            <text:p>39.14</text:p>
          </table:table-cell>
          <table:table-cell table:formula="oooc:=MIN([.C164:.C173])" office:value-type="float" office:value="16.578816">
            <text:p>16.58</text:p>
          </table:table-cell>
          <table:table-cell table:formula="oooc:=AVERAGE([.C164:.C173])" office:value-type="float" office:value="32.2297859">
            <text:p>32.23</text:p>
          </table:table-cell>
          <table:table-cell table:formula="oooc:=MAX([.D164:.D173])" office:value-type="float" office:value="-956.22">
            <text:p>-956.22</text:p>
          </table:table-cell>
          <table:table-cell table:formula="oooc:=MIN([.D164:.D173])" office:value-type="float" office:value="-986.2">
            <text:p>-986.2</text:p>
          </table:table-cell>
          <table:table-cell table:formula="oooc:=AVERAGE([.D164:.D173])" office:value-type="float" office:value="-966.936">
            <text:p>-966.94</text:p>
          </table:table-cell>
          <table:table-cell table:formula="oooc:=MAX([.E164:.E173])" office:value-type="float" office:value="43.08">
            <text:p>43.08</text:p>
          </table:table-cell>
          <table:table-cell table:formula="oooc:=MIN([.E164:.E173])" office:value-type="float" office:value="13.48">
            <text:p>13.48</text:p>
          </table:table-cell>
          <table:table-cell table:formula="oooc:=AVERAGE([.E164:.E173])" office:value-type="float" office:value="32.346">
            <text:p>32.3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57.1894378876">
            <text:p>-957.19</text:p>
          </table:table-cell>
          <table:table-cell office:value-type="float" office:value="37.85187">
            <text:p>37.85</text:p>
          </table:table-cell>
          <table:table-cell office:value-type="float" office:value="-956.16">
            <text:p>-956.16</text:p>
          </table:table-cell>
          <table:table-cell office:value-type="float" office:value="42.78">
            <text:p>42.78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65.5729145829">
            <text:p>-965.57</text:p>
          </table:table-cell>
          <table:table-cell office:value-type="float" office:value="32.146629">
            <text:p>32.15</text:p>
          </table:table-cell>
          <table:table-cell office:value-type="float" office:value="-980.1">
            <text:p>-980.1</text:p>
          </table:table-cell>
          <table:table-cell office:value-type="float" office:value="19.38">
            <text:p>19.38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50.5627125425">
            <text:p>-950.56</text:p>
          </table:table-cell>
          <table:table-cell office:value-type="float" office:value="40.674735">
            <text:p>40.67</text:p>
          </table:table-cell>
          <table:table-cell office:value-type="float" office:value="-961.3">
            <text:p>-961.3</text:p>
          </table:table-cell>
          <table:table-cell office:value-type="float" office:value="38.06">
            <text:p>38.06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59.8534706941">
            <text:p>-959.85</text:p>
          </table:table-cell>
          <table:table-cell office:value-type="float" office:value="38.174135">
            <text:p>38.17</text:p>
          </table:table-cell>
          <table:table-cell office:value-type="float" office:value="-964.32">
            <text:p>-964.32</text:p>
          </table:table-cell>
          <table:table-cell office:value-type="float" office:value="34.9">
            <text:p>34.9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71.575715143">
            <text:p>-971.58</text:p>
          </table:table-cell>
          <table:table-cell office:value-type="float" office:value="27.756751">
            <text:p>27.76</text:p>
          </table:table-cell>
          <table:table-cell office:value-type="float" office:value="-959.38">
            <text:p>-959.38</text:p>
          </table:table-cell>
          <table:table-cell office:value-type="float" office:value="39.56">
            <text:p>39.56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54.3843768754">
            <text:p>-954.38</text:p>
          </table:table-cell>
          <table:table-cell office:value-type="float" office:value="38.756751">
            <text:p>38.76</text:p>
          </table:table-cell>
          <table:table-cell office:value-type="float" office:value="-936.52">
            <text:p>-936.52</text:p>
          </table:table-cell>
          <table:table-cell office:value-type="float" office:value="62.22">
            <text:p>62.22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58.0307061412">
            <text:p>-958.03</text:p>
          </table:table-cell>
          <table:table-cell office:value-type="float" office:value="37.936587">
            <text:p>37.94</text:p>
          </table:table-cell>
          <table:table-cell office:value-type="float" office:value="-952.5">
            <text:p>-952.5</text:p>
          </table:table-cell>
          <table:table-cell office:value-type="float" office:value="46.08">
            <text:p>46.08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68.650030006">
            <text:p>-968.65</text:p>
          </table:table-cell>
          <table:table-cell office:value-type="float" office:value="30.771354">
            <text:p>30.77</text:p>
          </table:table-cell>
          <table:table-cell office:value-type="float" office:value="-960.54">
            <text:p>-960.54</text:p>
          </table:table-cell>
          <table:table-cell office:value-type="float" office:value="38.4">
            <text:p>38.4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70.8040608122">
            <text:p>-970.8</text:p>
          </table:table-cell>
          <table:table-cell office:value-type="float" office:value="28.243149">
            <text:p>28.24</text:p>
          </table:table-cell>
          <table:table-cell office:value-type="float" office:value="-965.24">
            <text:p>-965.24</text:p>
          </table:table-cell>
          <table:table-cell office:value-type="float" office:value="34.02">
            <text:p>34.02</text:p>
          </table:table-cell>
          <table:table-cell table:number-columns-repeated="1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961.8796759352">
            <text:p>-961.88</text:p>
          </table:table-cell>
          <table:table-cell office:value-type="float" office:value="35.465193">
            <text:p>35.47</text:p>
          </table:table-cell>
          <table:table-cell office:value-type="float" office:value="-967.56">
            <text:p>-967.56</text:p>
          </table:table-cell>
          <table:table-cell office:value-type="float" office:value="31.92">
            <text:p>31.92</text:p>
          </table:table-cell>
          <table:table-cell table:formula="oooc:=[.A183]" office:value-type="float" office:value="0.6">
            <text:p>0.6</text:p>
          </table:table-cell>
          <table:table-cell table:formula="oooc:=MAX([.B174:.B183])" office:value-type="float" office:value="-950.5627125425">
            <text:p>-950.56</text:p>
          </table:table-cell>
          <table:table-cell table:formula="oooc:=MIN([.B174:.B183])" office:value-type="float" office:value="-971.575715143">
            <text:p>-971.58</text:p>
          </table:table-cell>
          <table:table-cell table:formula="oooc:=AVERAGE([.B174:.B183])" office:value-type="float" office:value="-961.85031006201">
            <text:p>-961.85</text:p>
          </table:table-cell>
          <table:table-cell table:formula="oooc:=MAX([.C174:.C183])" office:value-type="float" office:value="40.674735">
            <text:p>40.67</text:p>
          </table:table-cell>
          <table:table-cell table:formula="oooc:=MIN([.C174:.C183])" office:value-type="float" office:value="27.756751">
            <text:p>27.76</text:p>
          </table:table-cell>
          <table:table-cell table:formula="oooc:=AVERAGE([.C174:.C183])" office:value-type="float" office:value="34.7777154">
            <text:p>34.78</text:p>
          </table:table-cell>
          <table:table-cell table:formula="oooc:=MAX([.D174:.D183])" office:value-type="float" office:value="-936.52">
            <text:p>-936.52</text:p>
          </table:table-cell>
          <table:table-cell table:formula="oooc:=MIN([.D174:.D183])" office:value-type="float" office:value="-980.1">
            <text:p>-980.1</text:p>
          </table:table-cell>
          <table:table-cell table:formula="oooc:=AVERAGE([.D174:.D183])" office:value-type="float" office:value="-960.362">
            <text:p>-960.36</text:p>
          </table:table-cell>
          <table:table-cell table:formula="oooc:=MAX([.E174:.E183])" office:value-type="float" office:value="62.22">
            <text:p>62.22</text:p>
          </table:table-cell>
          <table:table-cell table:formula="oooc:=MIN([.E174:.E183])" office:value-type="float" office:value="19.38">
            <text:p>19.38</text:p>
          </table:table-cell>
          <table:table-cell table:formula="oooc:=AVERAGE([.E174:.E183])" office:value-type="float" office:value="38.732">
            <text:p>38.73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0.575215043">
            <text:p>-960.58</text:p>
          </table:table-cell>
          <table:table-cell office:value-type="float" office:value="38.303161">
            <text:p>38.3</text:p>
          </table:table-cell>
          <table:table-cell office:value-type="float" office:value="-958.88">
            <text:p>-958.88</text:p>
          </table:table-cell>
          <table:table-cell office:value-type="float" office:value="40.66">
            <text:p>40.66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56.9045809162">
            <text:p>-956.9</text:p>
          </table:table-cell>
          <table:table-cell office:value-type="float" office:value="38.931686">
            <text:p>38.93</text:p>
          </table:table-cell>
          <table:table-cell office:value-type="float" office:value="-964.12">
            <text:p>-964.12</text:p>
          </table:table-cell>
          <table:table-cell office:value-type="float" office:value="35.44">
            <text:p>35.44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56.4425885177">
            <text:p>-956.44</text:p>
          </table:table-cell>
          <table:table-cell office:value-type="float" office:value="38.818364">
            <text:p>38.82</text:p>
          </table:table-cell>
          <table:table-cell office:value-type="float" office:value="-957">
            <text:p>-957</text:p>
          </table:table-cell>
          <table:table-cell office:value-type="float" office:value="42.1">
            <text:p>42.1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59.4900980196">
            <text:p>-959.49</text:p>
          </table:table-cell>
          <table:table-cell office:value-type="float" office:value="38.227546">
            <text:p>38.23</text:p>
          </table:table-cell>
          <table:table-cell office:value-type="float" office:value="-961.96">
            <text:p>-961.96</text:p>
          </table:table-cell>
          <table:table-cell office:value-type="float" office:value="37.52">
            <text:p>37.52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8.3779755951">
            <text:p>-968.38</text:p>
          </table:table-cell>
          <table:table-cell office:value-type="float" office:value="27.205741">
            <text:p>27.21</text:p>
          </table:table-cell>
          <table:table-cell office:value-type="float" office:value="-987.42">
            <text:p>-987.42</text:p>
          </table:table-cell>
          <table:table-cell office:value-type="float" office:value="12.28">
            <text:p>12.28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2.6526305261">
            <text:p>-962.65</text:p>
          </table:table-cell>
          <table:table-cell office:value-type="float" office:value="36.55111">
            <text:p>36.55</text:p>
          </table:table-cell>
          <table:table-cell office:value-type="float" office:value="-956.48">
            <text:p>-956.48</text:p>
          </table:table-cell>
          <table:table-cell office:value-type="float" office:value="42.74">
            <text:p>42.74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74.6565313063">
            <text:p>-974.66</text:p>
          </table:table-cell>
          <table:table-cell office:value-type="float" office:value="24.033307">
            <text:p>24.03</text:p>
          </table:table-cell>
          <table:table-cell office:value-type="float" office:value="-986.84">
            <text:p>-986.84</text:p>
          </table:table-cell>
          <table:table-cell office:value-type="float" office:value="12.84">
            <text:p>12.84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58.4331866373">
            <text:p>-958.43</text:p>
          </table:table-cell>
          <table:table-cell office:value-type="float" office:value="37.469594">
            <text:p>37.47</text:p>
          </table:table-cell>
          <table:table-cell office:value-type="float" office:value="-960.56">
            <text:p>-960.56</text:p>
          </table:table-cell>
          <table:table-cell office:value-type="float" office:value="38.38">
            <text:p>38.38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57.2552510502">
            <text:p>-957.26</text:p>
          </table:table-cell>
          <table:table-cell office:value-type="float" office:value="38.911882">
            <text:p>38.91</text:p>
          </table:table-cell>
          <table:table-cell office:value-type="float" office:value="-961.42">
            <text:p>-961.42</text:p>
          </table:table-cell>
          <table:table-cell office:value-type="float" office:value="37.56">
            <text:p>37.56</text:p>
          </table:table-cell>
          <table:table-cell table:number-columns-repeated="13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964.9691938388">
            <text:p>-964.97</text:p>
          </table:table-cell>
          <table:table-cell office:value-type="float" office:value="33.637528">
            <text:p>33.64</text:p>
          </table:table-cell>
          <table:table-cell office:value-type="float" office:value="-963.08">
            <text:p>-963.08</text:p>
          </table:table-cell>
          <table:table-cell office:value-type="float" office:value="36.4">
            <text:p>36.4</text:p>
          </table:table-cell>
          <table:table-cell table:formula="oooc:=[.A193]" office:value-type="float" office:value="0.7">
            <text:p>0.7</text:p>
          </table:table-cell>
          <table:table-cell table:formula="oooc:=MAX([.B184:.B193])" office:value-type="float" office:value="-956.4425885177">
            <text:p>-956.44</text:p>
          </table:table-cell>
          <table:table-cell table:formula="oooc:=MIN([.B184:.B193])" office:value-type="float" office:value="-974.6565313063">
            <text:p>-974.66</text:p>
          </table:table-cell>
          <table:table-cell table:formula="oooc:=AVERAGE([.B184:.B193])" office:value-type="float" office:value="-961.97572514503">
            <text:p>-961.98</text:p>
          </table:table-cell>
          <table:table-cell table:formula="oooc:=MAX([.C184:.C193])" office:value-type="float" office:value="38.931686">
            <text:p>38.93</text:p>
          </table:table-cell>
          <table:table-cell table:formula="oooc:=MIN([.C184:.C193])" office:value-type="float" office:value="24.033307">
            <text:p>24.03</text:p>
          </table:table-cell>
          <table:table-cell table:formula="oooc:=AVERAGE([.C184:.C193])" office:value-type="float" office:value="35.2089919">
            <text:p>35.21</text:p>
          </table:table-cell>
          <table:table-cell table:formula="oooc:=MAX([.D184:.D193])" office:value-type="float" office:value="-956.48">
            <text:p>-956.48</text:p>
          </table:table-cell>
          <table:table-cell table:formula="oooc:=MIN([.D184:.D193])" office:value-type="float" office:value="-987.42">
            <text:p>-987.42</text:p>
          </table:table-cell>
          <table:table-cell table:formula="oooc:=AVERAGE([.D184:.D193])" office:value-type="float" office:value="-965.776">
            <text:p>-965.78</text:p>
          </table:table-cell>
          <table:table-cell table:formula="oooc:=MAX([.E184:.E193])" office:value-type="float" office:value="42.74">
            <text:p>42.74</text:p>
          </table:table-cell>
          <table:table-cell table:formula="oooc:=MIN([.E184:.E193])" office:value-type="float" office:value="12.28">
            <text:p>12.28</text:p>
          </table:table-cell>
          <table:table-cell table:formula="oooc:=AVERAGE([.E184:.E193])" office:value-type="float" office:value="33.592">
            <text:p>33.5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51.0527105421">
            <text:p>-951.05</text:p>
          </table:table-cell>
          <table:table-cell office:value-type="float" office:value="40.535507">
            <text:p>40.54</text:p>
          </table:table-cell>
          <table:table-cell office:value-type="float" office:value="-959.62">
            <text:p>-959.62</text:p>
          </table:table-cell>
          <table:table-cell office:value-type="float" office:value="39.58">
            <text:p>39.5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9.4957991598">
            <text:p>-969.5</text:p>
          </table:table-cell>
          <table:table-cell office:value-type="float" office:value="29.822565">
            <text:p>29.82</text:p>
          </table:table-cell>
          <table:table-cell office:value-type="float" office:value="-957.38">
            <text:p>-957.38</text:p>
          </table:table-cell>
          <table:table-cell office:value-type="float" office:value="41.88">
            <text:p>41.8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2.2181436287">
            <text:p>-962.22</text:p>
          </table:table-cell>
          <table:table-cell office:value-type="float" office:value="36.023405">
            <text:p>36.02</text:p>
          </table:table-cell>
          <table:table-cell office:value-type="float" office:value="-959.96">
            <text:p>-959.96</text:p>
          </table:table-cell>
          <table:table-cell office:value-type="float" office:value="39.28">
            <text:p>39.2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6.1431286257">
            <text:p>-966.14</text:p>
          </table:table-cell>
          <table:table-cell office:value-type="float" office:value="32.697239">
            <text:p>32.7</text:p>
          </table:table-cell>
          <table:table-cell office:value-type="float" office:value="-955.08">
            <text:p>-955.08</text:p>
          </table:table-cell>
          <table:table-cell office:value-type="float" office:value="43.12">
            <text:p>43.12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5.9821964393">
            <text:p>-965.98</text:p>
          </table:table-cell>
          <table:table-cell office:value-type="float" office:value="32.904481">
            <text:p>32.9</text:p>
          </table:table-cell>
          <table:table-cell office:value-type="float" office:value="-964.82">
            <text:p>-964.82</text:p>
          </table:table-cell>
          <table:table-cell office:value-type="float" office:value="33.8">
            <text:p>33.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4.4125825165">
            <text:p>-964.41</text:p>
          </table:table-cell>
          <table:table-cell office:value-type="float" office:value="34.896779">
            <text:p>34.9</text:p>
          </table:table-cell>
          <table:table-cell office:value-type="float" office:value="-959.54">
            <text:p>-959.54</text:p>
          </table:table-cell>
          <table:table-cell office:value-type="float" office:value="39.32">
            <text:p>39.32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79.4603920784">
            <text:p>-979.46</text:p>
          </table:table-cell>
          <table:table-cell office:value-type="float" office:value="20.243149">
            <text:p>20.24</text:p>
          </table:table-cell>
          <table:table-cell office:value-type="float" office:value="-966.14">
            <text:p>-966.14</text:p>
          </table:table-cell>
          <table:table-cell office:value-type="float" office:value="33.28">
            <text:p>33.28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58.2469493899">
            <text:p>-958.25</text:p>
          </table:table-cell>
          <table:table-cell office:value-type="float" office:value="38.864773">
            <text:p>38.86</text:p>
          </table:table-cell>
          <table:table-cell office:value-type="float" office:value="-957.78">
            <text:p>-957.78</text:p>
          </table:table-cell>
          <table:table-cell office:value-type="float" office:value="41.66">
            <text:p>41.66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56.9647929586">
            <text:p>-956.96</text:p>
          </table:table-cell>
          <table:table-cell office:value-type="float" office:value="38.053211">
            <text:p>38.05</text:p>
          </table:table-cell>
          <table:table-cell office:value-type="float" office:value="-953.36">
            <text:p>-953.36</text:p>
          </table:table-cell>
          <table:table-cell office:value-type="float" office:value="45.52">
            <text:p>45.52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969.4344868974">
            <text:p>-969.43</text:p>
          </table:table-cell>
          <table:table-cell office:value-type="float" office:value="28.875875">
            <text:p>28.88</text:p>
          </table:table-cell>
          <table:table-cell office:value-type="float" office:value="-958.12">
            <text:p>-958.12</text:p>
          </table:table-cell>
          <table:table-cell office:value-type="float" office:value="41.26">
            <text:p>41.26</text:p>
          </table:table-cell>
          <table:table-cell table:formula="oooc:=[.A203]" office:value-type="float" office:value="0.8">
            <text:p>0.8</text:p>
          </table:table-cell>
          <table:table-cell table:formula="oooc:=MAX([.B194:.B203])" office:value-type="float" office:value="-951.0527105421">
            <text:p>-951.05</text:p>
          </table:table-cell>
          <table:table-cell table:formula="oooc:=MIN([.B194:.B203])" office:value-type="float" office:value="-979.4603920784">
            <text:p>-979.46</text:p>
          </table:table-cell>
          <table:table-cell table:formula="oooc:=AVERAGE([.B194:.B203])" office:value-type="float" office:value="-964.34111822364">
            <text:p>-964.34</text:p>
          </table:table-cell>
          <table:table-cell table:formula="oooc:=MAX([.C194:.C203])" office:value-type="float" office:value="40.535507">
            <text:p>40.54</text:p>
          </table:table-cell>
          <table:table-cell table:formula="oooc:=MIN([.C194:.C203])" office:value-type="float" office:value="20.243149">
            <text:p>20.24</text:p>
          </table:table-cell>
          <table:table-cell table:formula="oooc:=AVERAGE([.C194:.C203])" office:value-type="float" office:value="33.2916984">
            <text:p>33.29</text:p>
          </table:table-cell>
          <table:table-cell table:formula="oooc:=MAX([.D194:.D203])" office:value-type="float" office:value="-953.36">
            <text:p>-953.36</text:p>
          </table:table-cell>
          <table:table-cell table:formula="oooc:=MIN([.D194:.D203])" office:value-type="float" office:value="-966.14">
            <text:p>-966.14</text:p>
          </table:table-cell>
          <table:table-cell table:formula="oooc:=AVERAGE([.D194:.D203])" office:value-type="float" office:value="-959.18">
            <text:p>-959.18</text:p>
          </table:table-cell>
          <table:table-cell table:formula="oooc:=MAX([.E194:.E203])" office:value-type="float" office:value="45.52">
            <text:p>45.52</text:p>
          </table:table-cell>
          <table:table-cell table:formula="oooc:=MIN([.E194:.E203])" office:value-type="float" office:value="33.28">
            <text:p>33.28</text:p>
          </table:table-cell>
          <table:table-cell table:formula="oooc:=AVERAGE([.E194:.E203])" office:value-type="float" office:value="39.87">
            <text:p>39.8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57.0619123825">
            <text:p>-957.06</text:p>
          </table:table-cell>
          <table:table-cell office:value-type="float" office:value="38.659432">
            <text:p>38.66</text:p>
          </table:table-cell>
          <table:table-cell office:value-type="float" office:value="-966.9">
            <text:p>-966.9</text:p>
          </table:table-cell>
          <table:table-cell office:value-type="float" office:value="32.46">
            <text:p>32.46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59.2641528306">
            <text:p>-959.26</text:p>
          </table:table-cell>
          <table:table-cell office:value-type="float" office:value="36.919684">
            <text:p>36.92</text:p>
          </table:table-cell>
          <table:table-cell office:value-type="float" office:value="-957.16">
            <text:p>-957.16</text:p>
          </table:table-cell>
          <table:table-cell office:value-type="float" office:value="42.36">
            <text:p>42.36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71.4768953791">
            <text:p>-971.48</text:p>
          </table:table-cell>
          <table:table-cell office:value-type="float" office:value="27.121424">
            <text:p>27.12</text:p>
          </table:table-cell>
          <table:table-cell office:value-type="float" office:value="-987.3">
            <text:p>-987.3</text:p>
          </table:table-cell>
          <table:table-cell office:value-type="float" office:value="12.38">
            <text:p>12.3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57.7768553711">
            <text:p>-957.78</text:p>
          </table:table-cell>
          <table:table-cell office:value-type="float" office:value="37.623225">
            <text:p>37.62</text:p>
          </table:table-cell>
          <table:table-cell office:value-type="float" office:value="-968.84">
            <text:p>-968.84</text:p>
          </table:table-cell>
          <table:table-cell office:value-type="float" office:value="30.5">
            <text:p>30.5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68.150430086">
            <text:p>-968.15</text:p>
          </table:table-cell>
          <table:table-cell office:value-type="float" office:value="30.888678">
            <text:p>30.89</text:p>
          </table:table-cell>
          <table:table-cell office:value-type="float" office:value="-964.14">
            <text:p>-964.14</text:p>
          </table:table-cell>
          <table:table-cell office:value-type="float" office:value="35.42">
            <text:p>35.42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63.5663132627">
            <text:p>-963.57</text:p>
          </table:table-cell>
          <table:table-cell office:value-type="float" office:value="33.452991">
            <text:p>33.45</text:p>
          </table:table-cell>
          <table:table-cell office:value-type="float" office:value="-955.24">
            <text:p>-955.24</text:p>
          </table:table-cell>
          <table:table-cell office:value-type="float" office:value="43.98">
            <text:p>43.9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58.1487297459">
            <text:p>-958.15</text:p>
          </table:table-cell>
          <table:table-cell office:value-type="float" office:value="38.787157">
            <text:p>38.79</text:p>
          </table:table-cell>
          <table:table-cell office:value-type="float" office:value="-959.36">
            <text:p>-959.36</text:p>
          </table:table-cell>
          <table:table-cell office:value-type="float" office:value="39.78">
            <text:p>39.7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56.175435087">
            <text:p>-956.18</text:p>
          </table:table-cell>
          <table:table-cell office:value-type="float" office:value="39.020904">
            <text:p>39.02</text:p>
          </table:table-cell>
          <table:table-cell office:value-type="float" office:value="-954.76">
            <text:p>-954.76</text:p>
          </table:table-cell>
          <table:table-cell office:value-type="float" office:value="44.68">
            <text:p>44.6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66.6519303861">
            <text:p>-966.65</text:p>
          </table:table-cell>
          <table:table-cell office:value-type="float" office:value="31.003301">
            <text:p>31</text:p>
          </table:table-cell>
          <table:table-cell office:value-type="float" office:value="-957.64">
            <text:p>-957.64</text:p>
          </table:table-cell>
          <table:table-cell office:value-type="float" office:value="41.08">
            <text:p>41.08</text:p>
          </table:table-cell>
          <table:table-cell table:number-columns-repeated="13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946.2047409482">
            <text:p>-946.2</text:p>
          </table:table-cell>
          <table:table-cell office:value-type="float" office:value="41.710542">
            <text:p>41.71</text:p>
          </table:table-cell>
          <table:table-cell office:value-type="float" office:value="-957.5">
            <text:p>-957.5</text:p>
          </table:table-cell>
          <table:table-cell office:value-type="float" office:value="41.6">
            <text:p>41.6</text:p>
          </table:table-cell>
          <table:table-cell table:formula="oooc:=[.A213]" office:value-type="float" office:value="0.9">
            <text:p>0.9</text:p>
          </table:table-cell>
          <table:table-cell table:formula="oooc:=MAX([.B204:.B213])" office:value-type="float" office:value="-946.2047409482">
            <text:p>-946.2</text:p>
          </table:table-cell>
          <table:table-cell table:formula="oooc:=MIN([.B204:.B213])" office:value-type="float" office:value="-971.4768953791">
            <text:p>-971.48</text:p>
          </table:table-cell>
          <table:table-cell table:formula="oooc:=AVERAGE([.B204:.B213])" office:value-type="float" office:value="-960.44773954792">
            <text:p>-960.45</text:p>
          </table:table-cell>
          <table:table-cell table:formula="oooc:=MAX([.C204:.C213])" office:value-type="float" office:value="41.710542">
            <text:p>41.71</text:p>
          </table:table-cell>
          <table:table-cell table:formula="oooc:=MIN([.C204:.C213])" office:value-type="float" office:value="27.121424">
            <text:p>27.12</text:p>
          </table:table-cell>
          <table:table-cell table:formula="oooc:=AVERAGE([.C204:.C213])" office:value-type="float" office:value="35.5187338">
            <text:p>35.52</text:p>
          </table:table-cell>
          <table:table-cell table:formula="oooc:=MAX([.D204:.D213])" office:value-type="float" office:value="-954.76">
            <text:p>-954.76</text:p>
          </table:table-cell>
          <table:table-cell table:formula="oooc:=MIN([.D204:.D213])" office:value-type="float" office:value="-987.3">
            <text:p>-987.3</text:p>
          </table:table-cell>
          <table:table-cell table:formula="oooc:=AVERAGE([.D204:.D213])" office:value-type="float" office:value="-962.884">
            <text:p>-962.88</text:p>
          </table:table-cell>
          <table:table-cell table:formula="oooc:=MAX([.E204:.E213])" office:value-type="float" office:value="44.68">
            <text:p>44.68</text:p>
          </table:table-cell>
          <table:table-cell table:formula="oooc:=MIN([.E204:.E213])" office:value-type="float" office:value="12.38">
            <text:p>12.38</text:p>
          </table:table-cell>
          <table:table-cell table:formula="oooc:=AVERAGE([.E204:.E213])" office:value-type="float" office:value="36.424">
            <text:p>36.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73.1592318464">
            <text:p>-973.16</text:p>
          </table:table-cell>
          <table:table-cell office:value-type="float" office:value="26.372675">
            <text:p>26.37</text:p>
          </table:table-cell>
          <table:table-cell office:value-type="float" office:value="-974.22">
            <text:p>-974.22</text:p>
          </table:table-cell>
          <table:table-cell office:value-type="float" office:value="25.38">
            <text:p>25.3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6.0626125225">
            <text:p>-956.06</text:p>
          </table:table-cell>
          <table:table-cell office:value-type="float" office:value="37.378476">
            <text:p>37.38</text:p>
          </table:table-cell>
          <table:table-cell office:value-type="float" office:value="-959.02">
            <text:p>-959.02</text:p>
          </table:table-cell>
          <table:table-cell office:value-type="float" office:value="40.4">
            <text:p>40.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6.9334866973">
            <text:p>-956.93</text:p>
          </table:table-cell>
          <table:table-cell office:value-type="float" office:value="39.045909">
            <text:p>39.05</text:p>
          </table:table-cell>
          <table:table-cell office:value-type="float" office:value="-959.88">
            <text:p>-959.88</text:p>
          </table:table-cell>
          <table:table-cell office:value-type="float" office:value="38.76">
            <text:p>38.7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60.2014402881">
            <text:p>-960.2</text:p>
          </table:table-cell>
          <table:table-cell office:value-type="float" office:value="36.533807">
            <text:p>36.53</text:p>
          </table:table-cell>
          <table:table-cell office:value-type="float" office:value="-959.4">
            <text:p>-959.4</text:p>
          </table:table-cell>
          <table:table-cell office:value-type="float" office:value="40.18">
            <text:p>40.1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76.4117823565">
            <text:p>-976.41</text:p>
          </table:table-cell>
          <table:table-cell office:value-type="float" office:value="22.824465">
            <text:p>22.82</text:p>
          </table:table-cell>
          <table:table-cell office:value-type="float" office:value="-987.38">
            <text:p>-987.38</text:p>
          </table:table-cell>
          <table:table-cell office:value-type="float" office:value="12.32">
            <text:p>12.3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8.7122424485">
            <text:p>-958.71</text:p>
          </table:table-cell>
          <table:table-cell office:value-type="float" office:value="37.356971">
            <text:p>37.36</text:p>
          </table:table-cell>
          <table:table-cell office:value-type="float" office:value="-954.6">
            <text:p>-954.6</text:p>
          </table:table-cell>
          <table:table-cell office:value-type="float" office:value="44.54">
            <text:p>44.5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80.0700140028">
            <text:p>-980.07</text:p>
          </table:table-cell>
          <table:table-cell office:value-type="float" office:value="19.464293">
            <text:p>19.46</text:p>
          </table:table-cell>
          <table:table-cell office:value-type="float" office:value="-970.64">
            <text:p>-970.64</text:p>
          </table:table-cell>
          <table:table-cell office:value-type="float" office:value="28.74">
            <text:p>28.7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9.6194238848">
            <text:p>-959.62</text:p>
          </table:table-cell>
          <table:table-cell office:value-type="float" office:value="38.562613">
            <text:p>38.56</text:p>
          </table:table-cell>
          <table:table-cell office:value-type="float" office:value="-930.58">
            <text:p>-930.58</text:p>
          </table:table-cell>
          <table:table-cell office:value-type="float" office:value="46.98">
            <text:p>46.9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7.1844368874">
            <text:p>-957.18</text:p>
          </table:table-cell>
          <table:table-cell office:value-type="float" office:value="38.395679">
            <text:p>38.4</text:p>
          </table:table-cell>
          <table:table-cell office:value-type="float" office:value="-948.74">
            <text:p>-948.74</text:p>
          </table:table-cell>
          <table:table-cell office:value-type="float" office:value="50.8">
            <text:p>50.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62.0156031206">
            <text:p>-962.02</text:p>
          </table:table-cell>
          <table:table-cell office:value-type="float" office:value="35.494099">
            <text:p>35.49</text:p>
          </table:table-cell>
          <table:table-cell office:value-type="float" office:value="-915.96">
            <text:p>-915.96</text:p>
          </table:table-cell>
          <table:table-cell office:value-type="float" office:value="42.92">
            <text:p>42.92</text:p>
          </table:table-cell>
          <table:table-cell table:formula="oooc:=[.A223]" office:value-type="float" office:value="1">
            <text:p>1</text:p>
          </table:table-cell>
          <table:table-cell table:formula="oooc:=MAX([.B214:.B223])" office:value-type="float" office:value="-956.0626125225">
            <text:p>-956.06</text:p>
          </table:table-cell>
          <table:table-cell table:formula="oooc:=MIN([.B214:.B223])" office:value-type="float" office:value="-980.0700140028">
            <text:p>-980.07</text:p>
          </table:table-cell>
          <table:table-cell table:formula="oooc:=AVERAGE([.B214:.B223])" office:value-type="float" office:value="-964.03702740549">
            <text:p>-964.04</text:p>
          </table:table-cell>
          <table:table-cell table:formula="oooc:=MAX([.C214:.C223])" office:value-type="float" office:value="39.045909">
            <text:p>39.05</text:p>
          </table:table-cell>
          <table:table-cell table:formula="oooc:=MIN([.C214:.C223])" office:value-type="float" office:value="19.464293">
            <text:p>19.46</text:p>
          </table:table-cell>
          <table:table-cell table:formula="oooc:=AVERAGE([.C214:.C223])" office:value-type="float" office:value="33.1428987">
            <text:p>33.14</text:p>
          </table:table-cell>
          <table:table-cell table:formula="oooc:=MAX([.D214:.D223])" office:value-type="float" office:value="-915.96">
            <text:p>-915.96</text:p>
          </table:table-cell>
          <table:table-cell table:formula="oooc:=MIN([.D214:.D223])" office:value-type="float" office:value="-987.38">
            <text:p>-987.38</text:p>
          </table:table-cell>
          <table:table-cell table:formula="oooc:=AVERAGE([.D214:.D223])" office:value-type="float" office:value="-956.042">
            <text:p>-956.04</text:p>
          </table:table-cell>
          <table:table-cell table:formula="oooc:=MAX([.E214:.E223])" office:value-type="float" office:value="50.8">
            <text:p>50.8</text:p>
          </table:table-cell>
          <table:table-cell table:formula="oooc:=MIN([.E214:.E223])" office:value-type="float" office:value="12.32">
            <text:p>12.32</text:p>
          </table:table-cell>
          <table:table-cell table:formula="oooc:=AVERAGE([.E214:.E223])" office:value-type="float" office:value="37.102">
            <text:p>37.1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non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1">09/01/2007</text:date>, <text:time>16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teffen Nissen</meta:initial-creator>
    <meta:creation-date>2007-09-01T15:32:53</meta:creation-date>
    <dc:creator>Steffen Nissen</dc:creator>
    <dc:date>2007-09-01T16:55:57</dc:date>
    <dc:language>en</dc:language>
    <meta:editing-cycles>2</meta:editing-cycles>
    <meta:editing-duration>PT1H23M4S</meta:editing-duration>
    <meta:user-defined meta:name="Info 1"/>
    <meta:user-defined meta:name="Info 2"/>
    <meta:user-defined meta:name="Info 3"/>
    <meta:user-defined meta:name="Info 4"/>
    <meta:document-statistic meta:table-count="3" meta:cell-count="1403"/>
  </office:meta>
</office:document-meta>
</file>